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3.328cm"/>
    </style:style>
    <style:style style:name="co4" style:family="table-column">
      <style:table-column-properties fo:break-before="auto" style:column-width="8.571cm"/>
    </style:style>
    <style:style style:name="co5" style:family="table-column">
      <style:table-column-properties fo:break-before="auto" style:column-width="2.898cm"/>
    </style:style>
    <style:style style:name="co6" style:family="table-column">
      <style:table-column-properties fo:break-before="auto" style:column-width="2.88cm"/>
    </style:style>
    <style:style style:name="co7" style:family="table-column">
      <style:table-column-properties fo:break-before="auto" style:column-width="2.018cm"/>
    </style:style>
    <style:style style:name="co8" style:family="table-column">
      <style:table-column-properties fo:break-before="auto" style:column-width="2.499cm"/>
    </style:style>
    <style:style style:name="co9" style:family="table-column">
      <style:table-column-properties fo:break-before="auto" style:column-width="4.546cm"/>
    </style:style>
    <style:style style:name="co10" style:family="table-column">
      <style:table-column-properties fo:break-before="auto" style:column-width="13.72cm"/>
    </style:style>
    <style:style style:name="ro3" style:family="table-row">
      <style:table-row-properties style:row-height="0.9cm" fo:break-before="auto" style:use-optimal-row-height="false"/>
    </style:style>
    <style:style style:name="ro4" style:family="table-row">
      <style:table-row-properties style:row-height="0.907cm" fo:break-before="auto" style:use-optimal-row-height="false"/>
    </style:style>
    <style:style style:name="ro5" style:family="table-row">
      <style:table-row-properties style:row-height="0.935cm" fo:break-before="auto" style:use-optimal-row-height="false"/>
    </style:style>
    <style:style style:name="ro6" style:family="table-row">
      <style:table-row-properties style:row-height="0.965cm" fo:break-before="auto" style:use-optimal-row-height="false"/>
    </style:style>
    <style:style style:name="ro7" style:family="table-row">
      <style:table-row-properties style:row-height="0.91cm" fo:break-before="auto" style:use-optimal-row-height="false"/>
    </style:style>
    <style:style style:name="ro8" style:family="table-row">
      <style:table-row-properties style:row-height="0.4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0" style:family="table-cell" style:parent-style-name="Default">
      <style:table-cell-properties fo:border-bottom="none" fo:border-left="none" fo:border-right="0.002cm solid #000000" fo:border-top="none"/>
    </style:style>
    <style:style style:name="ce4" style:family="table-cell" style:parent-style-name="Default">
      <style:table-cell-properties fo:border-bottom="0.002cm solid #000000" fo:border-left="none" fo:border-right="none" fo:border-top="none"/>
    </style:style>
    <style:style style:name="ce5" style:family="table-cell" style:parent-style-name="Default">
      <style:map style:condition="cell-content()=OR(OFFSET([.A2],MAX(ROW([.A$2])-ROW([.A2])+3)0,MIN(ROW([.A2])-ROW([.A$2])+1.4)0.1)-OFFSET([.A2],MAX(ROW([.$A$2])-ROW([.A2]),-3)0,MIN(ROW([.A2])-ROW([.A$2])+1.4)0.1)=3)" style:apply-style-name="Default" style:base-cell-address="EXPORT.A1"/>
    </style:style>
    <style:style style:name="ce6" style:family="table-cell" style:parent-style-name="Default">
      <style:table-cell-properties fo:background-color="#ff3333" fo:wrap-option="wrap"/>
    </style:style>
    <style:style style:name="ce7" style:family="table-cell" style:parent-style-name="Default">
      <style:table-cell-properties fo:border-bottom="0.002cm solid #000000" fo:border-left="0.002cm solid #000000" fo:border-right="none" fo:border-top="none"/>
    </style:style>
    <style:style style:name="ce8" style:family="table-cell" style:parent-style-name="Default">
      <style:table-cell-properties fo:border-bottom="none" fo:border-left="0.002cm solid #000000" fo:border-right="none" fo:border-top="none"/>
    </style:style>
    <style:style style:name="ce9" style:family="table-cell" style:parent-style-name="Default">
      <style:table-cell-properties fo:border-bottom="0.002cm solid #000000" fo:border-left="none" fo:border-right="0.002cm solid #000000" fo:border-top="none"/>
    </style:style>
    <style:style style:name="ce11" style:family="table-cell" style:parent-style-name="Default">
      <style:table-cell-properties fo:background-color="#ff3333"/>
    </style:style>
    <style:style style:name="ce12" style:family="table-cell" style:parent-style-name="Default">
      <style:table-cell-properties fo:background-color="#ffffff"/>
    </style:style>
    <style:style style:name="ce13" style:family="table-cell" style:parent-style-name="Default" style:data-style-name="N37"/>
  </office:automatic-styles>
  <office:body>
    <office:spreadsheet>
      <table:table table:name="EXPORT" table:style-name="ta1" table:print="false">
        <table:table-column table:style-name="co9" table:number-columns-repeated="4" table:default-cell-style-name="ce12"/>
        <table:table-column table:style-name="co9" table:default-cell-style-name="Default"/>
        <table:table-column table:style-name="co9" table:default-cell-style-name="ce12"/>
        <table:table-column table:style-name="co9" table:number-columns-repeated="2" table:default-cell-style-name="Default"/>
        <table:table-column table:style-name="co10" table:default-cell-style-name="Default"/>
        <table:table-column table:style-name="co9" table:number-columns-repeated="11" table:default-cell-style-name="Default"/>
        <table:table-column table:style-name="co9" table:number-columns-repeated="1004" table:default-cell-style-name="ce12"/>
        <table:table-row table:style-name="ro7">
          <table:table-cell table:style-name="ce11" table:formula="of:=[HumanReadable.A1]" office:value-type="string" office:string-value="Name">
            <text:p>Name</text:p>
          </table:table-cell>
          <table:table-cell table:style-name="ce11" table:formula="of:=[HumanReadable.B1]" office:value-type="string" office:string-value="WorkTypeName">
            <text:p>WorkTypeName</text:p>
          </table:table-cell>
          <table:table-cell table:style-name="ce11" table:formula="of:=[HumanReadable.C1]" office:value-type="string" office:string-value="DisplayName">
            <text:p>DisplayName</text:p>
          </table:table-cell>
          <table:table-cell table:style-name="ce11" table:formula="of:=[HumanReadable.D1]" office:value-type="string" office:string-value="HelpText">
            <text:p>HelpText</text:p>
          </table:table-cell>
          <table:table-cell table:style-name="ce11" table:formula="of:=[HumanReadable.E1]" office:value-type="string" office:string-value="BaseDuration">
            <text:p>BaseDuration</text:p>
          </table:table-cell>
          <table:table-cell table:style-name="ce11" table:formula="of:=[HumanReadable.F1]" office:value-type="string" office:string-value="StatImportances">
            <text:p>StatImportances</text:p>
          </table:table-cell>
          <table:table-cell table:number-columns-repeated="14"/>
          <table:table-cell table:style-name="Default" table:number-columns-repeated="4"/>
          <table:table-cell table:number-columns-repeated="1000"/>
        </table:table-row>
        <table:table-row table:style-name="ro7">
          <table:table-cell table:style-name="ce11" table:formula="of:=IF(ISBLANK([HumanReadable.A2]);&quot;&quot;;[HumanReadable.A2])" office:value-type="string" office:string-value="TreeHarvest">
            <text:p>TreeHarvest</text:p>
          </table:table-cell>
          <table:table-cell table:style-name="ce11" table:formula="of:=[HumanReadable.B2]" office:value-type="string" office:string-value="TreeHarvest">
            <text:p>TreeHarvest</text:p>
          </table:table-cell>
          <table:table-cell table:style-name="ce11" table:formula="of:=[HumanReadable.C2]" office:value-type="string" office:string-value="Cut down a Tree">
            <text:p>Cut down a Tree</text:p>
          </table:table-cell>
          <table:table-cell table:style-name="ce11" table:formula="of:=[HumanReadable.D2]" office:value-type="string" office:string-value="Lumberjack whacks a tree until it falls">
            <text:p>Lumberjack whacks a tree until it falls</text:p>
          </table:table-cell>
          <table:table-cell table:style-name="ce11" table:formula="of:=[HumanReadable.E2]" office:value-type="float" office:value="3">
            <text:p>3</text:p>
          </table:table-cell>
          <table:table-cell table:style-name="ce11" table:formula="of:=INDIRECT(  ADDRESS(   MATCH([HumanReadable.$F2];[StatImportances.$A$1:.$A$500];0);   MATCH(&quot;Importances&quot;;[StatImportances.$A$1:.$H$1];0);    1;1;&quot;StatImportances&quot;  ) )" office:value-type="string" office:string-value="((StatName=Strength, StatImportance=100),(StatName=Constitution, StatImportance=80),(StatName=Wisdom, StatImportance=40),(StatName=PlantSkill, StatImportance=50))">
            <text:p>((StatName=Strength, StatImportance=100),(StatName=Constitution, StatImportance=80),(StatName=Wisdom, StatImportance=40),(StatName=PlantSkill, StatImportance=50))</text:p>
          </table:table-cell>
          <table:table-cell table:number-columns-repeated="14"/>
          <table:table-cell table:style-name="Default" table:number-columns-repeated="4"/>
          <table:table-cell table:number-columns-repeated="1000"/>
        </table:table-row>
        <table:table-row table:style-name="ro7">
          <table:table-cell table:style-name="ce11" table:formula="of:=IF(ISBLANK([HumanReadable.A3]);&quot;&quot;;[HumanReadable.A3])" office:value-type="string" office:string-value="TreePolish">
            <text:p>TreePolish</text:p>
          </table:table-cell>
          <table:table-cell table:style-name="ce11" table:formula="of:=[HumanReadable.B3]" office:value-type="string" office:string-value="TreePolish">
            <text:p>TreePolish</text:p>
          </table:table-cell>
          <table:table-cell table:style-name="ce11" table:formula="of:=[HumanReadable.C3]" office:value-type="string" office:string-value="Debranch a Tree">
            <text:p>Debranch a Tree</text:p>
          </table:table-cell>
          <table:table-cell table:style-name="ce11" table:formula="of:=[HumanReadable.D3]" office:value-type="string" office:string-value="Lumberjack janks on a tree until it's clean">
            <text:p>Lumberjack janks on a tree until it's clean</text:p>
          </table:table-cell>
          <table:table-cell table:style-name="ce11" table:formula="of:=[HumanReadable.E3]" office:value-type="float" office:value="3">
            <text:p>3</text:p>
          </table:table-cell>
          <table:table-cell table:style-name="ce11" table:formula="of:=INDIRECT(  ADDRESS(   MATCH([HumanReadable.$F3];[StatImportances.$A$1:.$A$500];0);   MATCH(&quot;Importances&quot;;[StatImportances.$A$1:.$H$1];0);    1;1;&quot;StatImportances&quot;  ) )" office:value-type="string" office:string-value="((StatName=Strength, StatImportance=70),(StatName=Dexterity, StatImportance=70),(StatName=Constitution, StatImportance=50),(StatName=PlantSkill, StatImportance=50))">
            <text:p>((StatName=Strength, StatImportance=70),(StatName=Dexterity, StatImportance=70),(StatName=Constitution, StatImportance=50),(StatName=PlantSkill, StatImportance=50))</text:p>
          </table:table-cell>
          <table:table-cell table:number-columns-repeated="14"/>
          <table:table-cell table:style-name="Default" table:number-columns-repeated="4"/>
          <table:table-cell table:number-columns-repeated="1000"/>
        </table:table-row>
        <table:table-row table:style-name="ro7">
          <table:table-cell table:style-name="ce11" table:formula="of:=IF(ISBLANK([HumanReadable.A4]);&quot;&quot;;[HumanReadable.A4])" office:value-type="string" office:string-value="CraftLumber">
            <text:p>CraftLumber</text:p>
          </table:table-cell>
          <table:table-cell table:style-name="ce11" table:formula="of:=[HumanReadable.B4]" office:value-type="string" office:string-value="CraftLumber">
            <text:p>CraftLumber</text:p>
          </table:table-cell>
          <table:table-cell table:style-name="ce11" table:formula="of:=[HumanReadable.C4]" office:value-type="string" office:string-value="Saw a Log">
            <text:p>Saw a Log</text:p>
          </table:table-cell>
          <table:table-cell table:style-name="ce11" table:formula="of:=[HumanReadable.D4]" office:value-type="string" office:string-value="Sawmiller sawmills the log">
            <text:p>Sawmiller sawmills the log</text:p>
          </table:table-cell>
          <table:table-cell table:style-name="ce11" table:formula="of:=[HumanReadable.E4]" office:value-type="float" office:value="5">
            <text:p>5</text:p>
          </table:table-cell>
          <table:table-cell table:style-name="ce11" table:formula="of:=INDIRECT(  ADDRESS(   MATCH([HumanReadable.$F4];[StatImportances.$A$1:.$A$500];0);   MATCH(&quot;Importances&quot;;[StatImportances.$A$1:.$H$1];0);    1;1;&quot;StatImportances&quot;  ) )" office:value-type="string" office:string-value="((StatName=Strength, StatImportance=70),(StatName=Dexterity, StatImportance=70),(StatName=Constitution, StatImportance=50),(StatName=PlantSkill, StatImportance=25))">
            <text:p>((StatName=Strength, StatImportance=70),(StatName=Dexterity, StatImportance=70),(StatName=Constitution, StatImportance=50),(StatName=PlantSkill, StatImportance=25))</text:p>
          </table:table-cell>
          <table:table-cell table:number-columns-repeated="14"/>
          <table:table-cell table:style-name="Default" table:number-columns-repeated="4"/>
          <table:table-cell table:number-columns-repeated="1000"/>
        </table:table-row>
        <table:table-row table:style-name="ro7">
          <table:table-cell table:style-name="ce11" table:formula="of:=IF(ISBLANK([HumanReadable.A5]);&quot;&quot;;[HumanReadable.A5])" office:value-type="string" office:string-value="TreePlant">
            <text:p>TreePlant</text:p>
          </table:table-cell>
          <table:table-cell table:style-name="ce11" table:formula="of:=[HumanReadable.B5]" office:value-type="string" office:string-value="TreePlant">
            <text:p>TreePlant</text:p>
          </table:table-cell>
          <table:table-cell table:style-name="ce11" table:formula="of:=[HumanReadable.C5]" office:value-type="string" office:string-value="Plant a Sapling">
            <text:p>Plant a Sapling</text:p>
          </table:table-cell>
          <table:table-cell table:style-name="ce11" table:formula="of:=[HumanReadable.D5]" office:value-type="string" office:string-value="Forester sticks a stick into the ground">
            <text:p>Forester sticks a stick into the ground</text:p>
          </table:table-cell>
          <table:table-cell table:style-name="ce11" table:formula="of:=[HumanReadable.E5]" office:value-type="float" office:value="3">
            <text:p>3</text:p>
          </table:table-cell>
          <table:table-cell table:style-name="ce11" table:formula="of:=INDIRECT(  ADDRESS(   MATCH([HumanReadable.$F5];[StatImportances.$A$1:.$A$500];0);   MATCH(&quot;Importances&quot;;[StatImportances.$A$1:.$H$1];0);    1;1;&quot;StatImportances&quot;  ) )" office:value-type="string" office:string-value="((StatName=Dexterity, StatImportance=100),(StatName=Intelligence, StatImportance=50),(StatName=Wisdom, StatImportance=50),(StatName=PlantSkill, StatImportance=100))">
            <text:p>((StatName=Dexterity, StatImportance=100),(StatName=Intelligence, StatImportance=50),(StatName=Wisdom, StatImportance=50),(StatName=PlantSkill, StatImportance=100))</text:p>
          </table:table-cell>
          <table:table-cell table:number-columns-repeated="14"/>
          <table:table-cell table:style-name="Default" table:number-columns-repeated="4"/>
          <table:table-cell table:number-columns-repeated="1000"/>
        </table:table-row>
        <table:table-row table:style-name="ro7">
          <table:table-cell table:style-name="ce11" table:formula="of:=IF(ISBLANK([HumanReadable.A6]);&quot;&quot;;[HumanReadable.A6])" office:value-type="string" office:string-value="WheatPlant">
            <text:p>WheatPlant</text:p>
          </table:table-cell>
          <table:table-cell table:style-name="ce11" table:formula="of:=[HumanReadable.B6]" office:value-type="string" office:string-value="WheatPlant">
            <text:p>WheatPlant</text:p>
          </table:table-cell>
          <table:table-cell table:style-name="ce11" table:formula="of:=[HumanReadable.C6]" office:value-type="string" office:string-value="Plant Seeds">
            <text:p>Plant Seeds</text:p>
          </table:table-cell>
          <table:table-cell table:style-name="ce11" table:formula="of:=[HumanReadable.D6]" office:value-type="string" office:string-value="Farmer throws some stones around">
            <text:p>Farmer throws some stones around</text:p>
          </table:table-cell>
          <table:table-cell table:style-name="ce11" table:formula="of:=[HumanReadable.E6]" office:value-type="float" office:value="2">
            <text:p>2</text:p>
          </table:table-cell>
          <table:table-cell table:style-name="ce11" table:formula="of:=INDIRECT(  ADDRESS(   MATCH([HumanReadable.$F6];[StatImportances.$A$1:.$A$500];0);   MATCH(&quot;Importances&quot;;[StatImportances.$A$1:.$H$1];0);    1;1;&quot;StatImportances&quot;  ) )" office:value-type="string" office:string-value="((StatName=Dexterity, StatImportance=60),(StatName=Intelligence, StatImportance=50),(StatName=Wisdom, StatImportance=50),(StatName=PlantSkill, StatImportance=100))">
            <text:p>((StatName=Dexterity, StatImportance=60),(StatName=Intelligence, StatImportance=50),(StatName=Wisdom, StatImportance=50),(StatName=PlantSkill, StatImportance=100))</text:p>
          </table:table-cell>
          <table:table-cell table:number-columns-repeated="14"/>
          <table:table-cell table:style-name="Default" table:number-columns-repeated="4"/>
          <table:table-cell table:number-columns-repeated="1000"/>
        </table:table-row>
        <table:table-row table:style-name="ro7">
          <table:table-cell table:style-name="ce11" table:formula="of:=IF(ISBLANK([HumanReadable.A7]);&quot;&quot;;[HumanReadable.A7])" office:value-type="string" office:string-value="WheatHarvest">
            <text:p>WheatHarvest</text:p>
          </table:table-cell>
          <table:table-cell table:style-name="ce11" table:formula="of:=[HumanReadable.B7]" office:value-type="string" office:string-value="WheatHarvest">
            <text:p>WheatHarvest</text:p>
          </table:table-cell>
          <table:table-cell table:style-name="ce11" table:formula="of:=[HumanReadable.C7]" office:value-type="string" office:string-value="Harvest Wheat">
            <text:p>Harvest Wheat</text:p>
          </table:table-cell>
          <table:table-cell table:style-name="ce11" table:formula="of:=[HumanReadable.D7]" office:value-type="string" office:string-value="Farmer cuts some Gold">
            <text:p>Farmer cuts some Gold</text:p>
          </table:table-cell>
          <table:table-cell table:style-name="ce11" table:formula="of:=[HumanReadable.E7]" office:value-type="float" office:value="3">
            <text:p>3</text:p>
          </table:table-cell>
          <table:table-cell table:style-name="ce11" table:formula="of:=INDIRECT(  ADDRESS(   MATCH([HumanReadable.$F7];[StatImportances.$A$1:.$A$500];0);   MATCH(&quot;Importances&quot;;[StatImportances.$A$1:.$H$1];0);    1;1;&quot;StatImportances&quot;  ) )" office:value-type="string" office:string-value="((StatName=Dexterity, StatImportance=80),(StatName=Constitution, StatImportance=40),(StatName=PlantSkill, StatImportance=75))">
            <text:p>((StatName=Dexterity, StatImportance=80),(StatName=Constitution, StatImportance=40),(StatName=PlantSkill, StatImportance=75))</text:p>
          </table:table-cell>
          <table:table-cell table:number-columns-repeated="14"/>
          <table:table-cell table:style-name="Default" table:number-columns-repeated="4"/>
          <table:table-cell table:number-columns-repeated="1000"/>
        </table:table-row>
        <table:table-row table:style-name="ro7">
          <table:table-cell table:style-name="ce11" table:formula="of:=IF(ISBLANK([HumanReadable.A8]);&quot;&quot;;[HumanReadable.A8])" office:value-type="string" office:string-value="WheatPolish">
            <text:p>WheatPolish</text:p>
          </table:table-cell>
          <table:table-cell table:style-name="ce11" table:formula="of:=[HumanReadable.B8]" office:value-type="string" office:string-value="WheatPolish">
            <text:p>WheatPolish</text:p>
          </table:table-cell>
          <table:table-cell table:style-name="ce11" table:formula="of:=[HumanReadable.C8]" office:value-type="string" office:string-value="Thresh Wheat">
            <text:p>Thresh Wheat</text:p>
          </table:table-cell>
          <table:table-cell table:style-name="ce11" table:formula="of:=[HumanReadable.D8]" office:value-type="string" office:string-value="Farmer violates some Wheat">
            <text:p>Farmer violates some Wheat</text:p>
          </table:table-cell>
          <table:table-cell table:style-name="ce11" table:formula="of:=[HumanReadable.E8]" office:value-type="float" office:value="2">
            <text:p>2</text:p>
          </table:table-cell>
          <table:table-cell table:style-name="ce11" table:formula="of:=INDIRECT(  ADDRESS(   MATCH([HumanReadable.$F8];[StatImportances.$A$1:.$A$500];0);   MATCH(&quot;Importances&quot;;[StatImportances.$A$1:.$H$1];0);    1;1;&quot;StatImportances&quot;  ) )" office:value-type="string" office:string-value="((StatName=Strength, StatImportance=80),(StatName=Dexterity, StatImportance=30),(StatName=Constitution, StatImportance=80))">
            <text:p>((StatName=Strength, StatImportance=80),(StatName=Dexterity, StatImportance=30),(StatName=Constitution, StatImportance=80))</text:p>
          </table:table-cell>
          <table:table-cell table:number-columns-repeated="14"/>
          <table:table-cell table:style-name="Default" table:number-columns-repeated="4"/>
          <table:table-cell table:number-columns-repeated="1000"/>
        </table:table-row>
        <table:table-row table:style-name="ro7">
          <table:table-cell table:style-name="ce11" table:formula="of:=IF(ISBLANK([HumanReadable.A9]);&quot;&quot;;[HumanReadable.A9])" office:value-type="string" office:string-value="StoneHarvest">
            <text:p>StoneHarvest</text:p>
          </table:table-cell>
          <table:table-cell table:style-name="ce11" table:formula="of:=[HumanReadable.B9]" office:value-type="string" office:string-value="StoneHarvest">
            <text:p>StoneHarvest</text:p>
          </table:table-cell>
          <table:table-cell table:style-name="ce11" table:formula="of:=[HumanReadable.C9]" office:value-type="string" office:string-value="Mine Stone">
            <text:p>Mine Stone</text:p>
          </table:table-cell>
          <table:table-cell table:style-name="ce11" table:formula="of:=[HumanReadable.D9]" office:value-type="string" office:string-value="Mason hits a mountain">
            <text:p>Mason hits a mountain</text:p>
          </table:table-cell>
          <table:table-cell table:style-name="ce11" table:formula="of:=[HumanReadable.E9]" office:value-type="float" office:value="3">
            <text:p>3</text:p>
          </table:table-cell>
          <table:table-cell table:style-name="ce11" table:formula="of:=INDIRECT(  ADDRESS(   MATCH([HumanReadable.$F9];[StatImportances.$A$1:.$A$500];0);   MATCH(&quot;Importances&quot;;[StatImportances.$A$1:.$H$1];0);    1;1;&quot;StatImportances&quot;  ) )" office:value-type="string" office:string-value="((StatName=Strength, StatImportance=100),(StatName=Constitution, StatImportance=90),(StatName=StoneSkill, StatImportance=60))">
            <text:p>((StatName=Strength, StatImportance=100),(StatName=Constitution, StatImportance=90),(StatName=StoneSkill, StatImportance=60))</text:p>
          </table:table-cell>
          <table:table-cell table:number-columns-repeated="14"/>
          <table:table-cell table:style-name="Default" table:number-columns-repeated="4"/>
          <table:table-cell table:number-columns-repeated="1000"/>
        </table:table-row>
        <table:table-row table:style-name="ro7">
          <table:table-cell table:style-name="ce11" table:formula="of:=IF(ISBLANK([HumanReadable.A10]);&quot;&quot;;[HumanReadable.A10])" office:value-type="string" office:string-value="StonePolish">
            <text:p>StonePolish</text:p>
          </table:table-cell>
          <table:table-cell table:style-name="ce11" table:formula="of:=[HumanReadable.B10]" office:value-type="string" office:string-value="StonePolish">
            <text:p>StonePolish</text:p>
          </table:table-cell>
          <table:table-cell table:style-name="ce11" table:formula="of:=[HumanReadable.C10]" office:value-type="string" office:string-value="Cut Stone">
            <text:p>Cut Stone</text:p>
          </table:table-cell>
          <table:table-cell table:style-name="ce11" table:formula="of:=[HumanReadable.D10]" office:value-type="string" office:string-value="Mason hits a tiny mountain">
            <text:p>Mason hits a tiny mountain</text:p>
          </table:table-cell>
          <table:table-cell table:style-name="ce11" table:formula="of:=[HumanReadable.E10]" office:value-type="float" office:value="3">
            <text:p>3</text:p>
          </table:table-cell>
          <table:table-cell table:style-name="ce11" table:formula="of:=INDIRECT(  ADDRESS(   MATCH([HumanReadable.$F10];[StatImportances.$A$1:.$A$500];0);   MATCH(&quot;Importances&quot;;[StatImportances.$A$1:.$H$1];0);    1;1;&quot;StatImportances&quot;  ) )" office:value-type="string" office:string-value="((StatName=Strength, StatImportance=50),(StatName=Dexterity, StatImportance=75),(StatName=Intelligence, StatImportance=50),(StatName=StoneSkill, StatImportance=80))">
            <text:p>((StatName=Strength, StatImportance=50),(StatName=Dexterity, StatImportance=75),(StatName=Intelligence, StatImportance=50),(StatName=StoneSkill, StatImportance=80))</text:p>
          </table:table-cell>
          <table:table-cell table:number-columns-repeated="14"/>
          <table:table-cell table:style-name="Default" table:number-columns-repeated="4"/>
          <table:table-cell table:number-columns-repeated="1000"/>
        </table:table-row>
        <table:table-row table:style-name="ro7">
          <table:table-cell table:style-name="ce11" table:formula="of:=IF(ISBLANK([HumanReadable.A11]);&quot;&quot;;[HumanReadable.A11])" office:value-type="string" office:string-value="CraftGoldCoins">
            <text:p>CraftGoldCoins</text:p>
          </table:table-cell>
          <table:table-cell table:style-name="ce11" table:formula="of:=[HumanReadable.B11]" office:value-type="string" office:string-value="CraftGoldCoins">
            <text:p>CraftGoldCoins</text:p>
          </table:table-cell>
          <table:table-cell table:style-name="ce11" table:formula="of:=[HumanReadable.C11]" office:value-type="string" office:string-value="Mint Coins">
            <text:p>Mint Coins</text:p>
          </table:table-cell>
          <table:table-cell table:style-name="ce11" table:formula="of:=[HumanReadable.D11]" office:value-type="string" office:string-value="Magician turns Gold into Gold">
            <text:p>Magician turns Gold into Gold</text:p>
          </table:table-cell>
          <table:table-cell table:style-name="ce11" table:formula="of:=[HumanReadable.E11]" office:value-type="float" office:value="5">
            <text:p>5</text:p>
          </table:table-cell>
          <table:table-cell table:style-name="ce11" table:formula="of:=INDIRECT(  ADDRESS(   MATCH([HumanReadable.$F11];[StatImportances.$A$1:.$A$500];0);   MATCH(&quot;Importances&quot;;[StatImportances.$A$1:.$H$1];0);    1;1;&quot;StatImportances&quot;  ) )" office:value-type="string" office:string-value="((StatName=Dexterity, StatImportance=80),(StatName=Constitution, StatImportance=60),(StatName=Intelligence, StatImportance=100),(StatName=MetalSkill, StatImportance=100))">
            <text:p>((StatName=Dexterity, StatImportance=80),(StatName=Constitution, StatImportance=60),(StatName=Intelligence, StatImportance=100),(StatName=MetalSkill, StatImportance=100))</text:p>
          </table:table-cell>
          <table:table-cell table:number-columns-repeated="14"/>
          <table:table-cell table:style-name="Default" table:number-columns-repeated="4"/>
          <table:table-cell table:number-columns-repeated="1000"/>
        </table:table-row>
        <table:table-row table:style-name="ro7">
          <table:table-cell table:style-name="ce11" table:formula="of:=IF(ISBLANK([HumanReadable.A12]);&quot;&quot;;[HumanReadable.A12])" office:value-type="string" office:string-value="CraftIron">
            <text:p>CraftIron</text:p>
          </table:table-cell>
          <table:table-cell table:style-name="ce11" table:formula="of:=[HumanReadable.B12]" office:value-type="string" office:string-value="CraftIron">
            <text:p>CraftIron</text:p>
          </table:table-cell>
          <table:table-cell table:style-name="ce11" table:formula="of:=[HumanReadable.C12]" office:value-type="string" office:string-value="Smelt Iron bars">
            <text:p>Smelt Iron bars</text:p>
          </table:table-cell>
          <table:table-cell table:style-name="ce11" table:formula="of:=[HumanReadable.D12]" office:value-type="string" office:string-value="Smelter melts iron into bars">
            <text:p>Smelter melts iron into bars</text:p>
          </table:table-cell>
          <table:table-cell table:style-name="ce11" table:formula="of:=[HumanReadable.E12]" office:value-type="float" office:value="5">
            <text:p>5</text:p>
          </table:table-cell>
          <table:table-cell table:style-name="ce11" table:formula="of:=INDIRECT(  ADDRESS(   MATCH([HumanReadable.$F12];[StatImportances.$A$1:.$A$500];0);   MATCH(&quot;Importances&quot;;[StatImportances.$A$1:.$H$1];0);    1;1;&quot;StatImportances&quot;  ) )" office:value-type="string" office:string-value="((StatName=Dexterity, StatImportance=80),(StatName=Constitution, StatImportance=60),(StatName=Intelligence, StatImportance=80),(StatName=MetalSkill, StatImportance=100))">
            <text:p>((StatName=Dexterity, StatImportance=80),(StatName=Constitution, StatImportance=60),(StatName=Intelligence, StatImportance=80),(StatName=MetalSkill, StatImportance=100))</text:p>
          </table:table-cell>
          <table:table-cell table:number-columns-repeated="14"/>
          <table:table-cell table:style-name="Default" table:number-columns-repeated="4"/>
          <table:table-cell table:number-columns-repeated="1000"/>
        </table:table-row>
        <table:table-row table:style-name="ro7">
          <table:table-cell table:style-name="ce11" table:formula="of:=IF(ISBLANK([HumanReadable.A13]);&quot;&quot;;[HumanReadable.A13])" office:value-type="string" office:string-value="CraftFlour">
            <text:p>CraftFlour</text:p>
          </table:table-cell>
          <table:table-cell table:style-name="ce11" table:formula="of:=[HumanReadable.B13]" office:value-type="string" office:string-value="CraftFlour">
            <text:p>CraftFlour</text:p>
          </table:table-cell>
          <table:table-cell table:style-name="ce11" table:formula="of:=[HumanReadable.D13]" office:value-type="string" office:string-value="Mash Wheat into Flour">
            <text:p>Mash Wheat into Flour</text:p>
          </table:table-cell>
          <table:table-cell table:style-name="ce11" table:formula="of:=[HumanReadable.D13]" office:value-type="string" office:string-value="Mash Wheat into Flour">
            <text:p>Mash Wheat into Flour</text:p>
          </table:table-cell>
          <table:table-cell table:style-name="ce11" table:formula="of:=[HumanReadable.E13]" office:value-type="float" office:value="3">
            <text:p>3</text:p>
          </table:table-cell>
          <table:table-cell table:style-name="ce11" table:formula="of:=INDIRECT(  ADDRESS(   MATCH([HumanReadable.$F13];[StatImportances.$A$1:.$A$500];0);   MATCH(&quot;Importances&quot;;[StatImportances.$A$1:.$H$1];0);    1;1;&quot;StatImportances&quot;  ) )" office:value-type="string" office:string-value="((StatName=Dexterity, StatImportance=60),(StatName=Intelligence, StatImportance=30),(StatName=PlantSkill, StatImportance=50),(StatName=FoodSkill, StatImportance=60))">
            <text:p>((StatName=Dexterity, StatImportance=60),(StatName=Intelligence, StatImportance=30),(StatName=PlantSkill, StatImportance=50),(StatName=FoodSkill, StatImportance=60))</text:p>
          </table:table-cell>
          <table:table-cell table:number-columns-repeated="14"/>
          <table:table-cell table:style-name="Default" table:number-columns-repeated="1004"/>
        </table:table-row>
        <table:table-row table:style-name="ro7">
          <table:table-cell table:style-name="ce11" table:formula="of:=IF(ISBLANK([HumanReadable.A14]);&quot;&quot;;[HumanReadable.A14])" office:value-type="string" office:string-value="CraftBread">
            <text:p>CraftBread</text:p>
          </table:table-cell>
          <table:table-cell table:style-name="ce11" table:formula="of:=[HumanReadable.B14]" office:value-type="string" office:string-value="CraftBread">
            <text:p>CraftBread</text:p>
          </table:table-cell>
          <table:table-cell table:style-name="ce11" table:formula="of:=[HumanReadable.D14]" office:value-type="string" office:string-value="Bake Flour into Bread">
            <text:p>Bake Flour into Bread</text:p>
          </table:table-cell>
          <table:table-cell table:style-name="ce11" table:formula="of:=[HumanReadable.D14]" office:value-type="string" office:string-value="Bake Flour into Bread">
            <text:p>Bake Flour into Bread</text:p>
          </table:table-cell>
          <table:table-cell table:style-name="ce11" table:formula="of:=[HumanReadable.E14]" office:value-type="float" office:value="4">
            <text:p>4</text:p>
          </table:table-cell>
          <table:table-cell table:style-name="ce11" table:formula="of:=INDIRECT(  ADDRESS(   MATCH([HumanReadable.$F14];[StatImportances.$A$1:.$A$500];0);   MATCH(&quot;Importances&quot;;[StatImportances.$A$1:.$H$1];0);    1;1;&quot;StatImportances&quot;  ) )" office:value-type="string" office:string-value="((StatName=Dexterity, StatImportance=80),(StatName=Intelligence, StatImportance=50),(StatName=FoodSkill, StatImportance=100))">
            <text:p>((StatName=Dexterity, StatImportance=80),(StatName=Intelligence, StatImportance=50),(StatName=FoodSkill, StatImportance=100))</text:p>
          </table:table-cell>
          <table:table-cell table:number-columns-repeated="14"/>
          <table:table-cell table:style-name="Default" table:number-columns-repeated="1004"/>
        </table:table-row>
        <table:table-row table:style-name="ro7">
          <table:table-cell table:style-name="ce11" table:formula="of:=IF(ISBLANK([HumanReadable.A15]);&quot;&quot;;[HumanReadable.A15])" office:value-type="string" office:string-value="CoalmineHarvest">
            <text:p>CoalmineHarvest</text:p>
          </table:table-cell>
          <table:table-cell table:style-name="ce11" table:formula="of:=[HumanReadable.B15]" office:value-type="string" office:string-value="CoalmineHarvest">
            <text:p>CoalmineHarvest</text:p>
          </table:table-cell>
          <table:table-cell table:style-name="ce11" table:formula="of:=[HumanReadable.C15]" office:value-type="string" office:string-value="Mine Coal">
            <text:p>Mine Coal</text:p>
          </table:table-cell>
          <table:table-cell table:style-name="ce11" table:formula="of:=[HumanReadable.D15]" office:value-type="string" office:string-value="Extract black rocks">
            <text:p>Extract black rocks</text:p>
          </table:table-cell>
          <table:table-cell table:style-name="ce11" table:formula="of:=[HumanReadable.E15]" office:value-type="float" office:value="5">
            <text:p>5</text:p>
          </table:table-cell>
          <table:table-cell table:style-name="ce11" table:formula="of:=INDIRECT(  ADDRESS(   MATCH([HumanReadable.$F15];[StatImportances.$A$1:.$A$500];0);   MATCH(&quot;Importances&quot;;[StatImportances.$A$1:.$H$1];0);    1;1;&quot;StatImportances&quot;  ) )" office:value-type="string" office:string-value="((StatName=Strength, StatImportance=100),(StatName=Constitution, StatImportance=80),(StatName=StoneSkill, StatImportance=75))">
            <text:p>((StatName=Strength, StatImportance=100),(StatName=Constitution, StatImportance=80),(StatName=StoneSkill, StatImportance=75))</text:p>
          </table:table-cell>
          <table:table-cell table:number-columns-repeated="14"/>
          <table:table-cell table:style-name="Default" table:number-columns-repeated="1004"/>
        </table:table-row>
        <table:table-row table:style-name="ro7">
          <table:table-cell table:style-name="ce11" table:formula="of:=IF(ISBLANK([HumanReadable.A16]);&quot;&quot;;[HumanReadable.A16])" office:value-type="string" office:string-value="CoalminePolish">
            <text:p>CoalminePolish</text:p>
          </table:table-cell>
          <table:table-cell table:style-name="ce11" table:formula="of:=[HumanReadable.B16]" office:value-type="string" office:string-value="CoalminePolish">
            <text:p>CoalminePolish</text:p>
          </table:table-cell>
          <table:table-cell table:style-name="ce11" table:formula="of:=[HumanReadable.C16]" office:value-type="string" office:string-value="Prepare Coal">
            <text:p>Prepare Coal</text:p>
          </table:table-cell>
          <table:table-cell table:style-name="ce11" table:formula="of:=[HumanReadable.D16]" office:value-type="string" office:string-value="Break rocks into pieces">
            <text:p>Break rocks into pieces</text:p>
          </table:table-cell>
          <table:table-cell table:style-name="ce11" table:formula="of:=[HumanReadable.E16]" office:value-type="float" office:value="1">
            <text:p>1</text:p>
          </table:table-cell>
          <table:table-cell table:style-name="ce11" table:formula="of:=INDIRECT(  ADDRESS(   MATCH([HumanReadable.$F16];[StatImportances.$A$1:.$A$500];0);   MATCH(&quot;Importances&quot;;[StatImportances.$A$1:.$H$1];0);    1;1;&quot;StatImportances&quot;  ) )" office:value-type="string" office:string-value="((StatName=Dexterity, StatImportance=100),(StatName=Constitution, StatImportance=50),(StatName=StoneSkill, StatImportance=75))">
            <text:p>((StatName=Dexterity, StatImportance=100),(StatName=Constitution, StatImportance=50),(StatName=StoneSkill, StatImportance=75))</text:p>
          </table:table-cell>
          <table:table-cell table:number-columns-repeated="14"/>
          <table:table-cell table:style-name="Default" table:number-columns-repeated="1004"/>
        </table:table-row>
        <table:table-row table:style-name="ro7">
          <table:table-cell table:style-name="ce11" table:formula="of:=IF(ISBLANK([HumanReadable.A17]);&quot;&quot;;[HumanReadable.A17])" office:value-type="string" office:string-value="GoldmineHarvest">
            <text:p>GoldmineHarvest</text:p>
          </table:table-cell>
          <table:table-cell table:style-name="ce11" table:formula="of:=[HumanReadable.B17]" office:value-type="string" office:string-value="GoldmineHarvest">
            <text:p>GoldmineHarvest</text:p>
          </table:table-cell>
          <table:table-cell table:style-name="ce11" table:formula="of:=[HumanReadable.C17]" office:value-type="string" office:string-value="Mine Gold Ore">
            <text:p>Mine Gold Ore</text:p>
          </table:table-cell>
          <table:table-cell table:style-name="ce11" table:formula="of:=[HumanReadable.D17]" office:value-type="string" office:string-value="Extract gold rocks">
            <text:p>Extract gold rocks</text:p>
          </table:table-cell>
          <table:table-cell table:style-name="ce11" table:formula="of:=[HumanReadable.E17]" office:value-type="float" office:value="5">
            <text:p>5</text:p>
          </table:table-cell>
          <table:table-cell table:style-name="ce11" table:formula="of:=INDIRECT(  ADDRESS(   MATCH([HumanReadable.$F17];[StatImportances.$A$1:.$A$500];0);   MATCH(&quot;Importances&quot;;[StatImportances.$A$1:.$H$1];0);    1;1;&quot;StatImportances&quot;  ) )" office:value-type="string" office:string-value="((StatName=Strength, StatImportance=100),(StatName=Constitution, StatImportance=80),(StatName=Wisdom, StatImportance=75),(StatName=StoneSkill, StatImportance=50),(StatName=MetalSkill, StatImportance=50),(StatName=MetalSkill, StatImportance=50))">
            <text:p>((StatName=Strength, StatImportance=100),(StatName=Constitution, StatImportance=80),(StatName=Wisdom, StatImportance=75),(StatName=StoneSkill, StatImportance=50),(StatName=MetalSkill, StatImportance=50),(StatName=MetalSkill, StatImportance=50))</text:p>
          </table:table-cell>
          <table:table-cell table:number-columns-repeated="14"/>
          <table:table-cell table:style-name="Default" table:number-columns-repeated="1004"/>
        </table:table-row>
        <table:table-row table:style-name="ro7">
          <table:table-cell table:style-name="ce11" table:formula="of:=IF(ISBLANK([HumanReadable.A18]);&quot;&quot;;[HumanReadable.A18])" office:value-type="string" office:string-value="GoldminePolish">
            <text:p>GoldminePolish</text:p>
          </table:table-cell>
          <table:table-cell table:style-name="ce11" table:formula="of:=[HumanReadable.B18]" office:value-type="string" office:string-value="GoldminePolish">
            <text:p>GoldminePolish</text:p>
          </table:table-cell>
          <table:table-cell table:style-name="ce11" table:formula="of:=[HumanReadable.C18]" office:value-type="string" office:string-value="Prepare Gold Ore">
            <text:p>Prepare Gold Ore</text:p>
          </table:table-cell>
          <table:table-cell table:style-name="ce11" table:formula="of:=[HumanReadable.D18]" office:value-type="string" office:string-value="Get rid of normal rocks">
            <text:p>Get rid of normal rocks</text:p>
          </table:table-cell>
          <table:table-cell table:style-name="ce11" table:formula="of:=[HumanReadable.E18]" office:value-type="float" office:value="1">
            <text:p>1</text:p>
          </table:table-cell>
          <table:table-cell table:style-name="ce11" table:formula="of:=INDIRECT(  ADDRESS(   MATCH([HumanReadable.$F18];[StatImportances.$A$1:.$A$500];0);   MATCH(&quot;Importances&quot;;[StatImportances.$A$1:.$H$1];0);    1;1;&quot;StatImportances&quot;  ) )" office:value-type="string" office:string-value="((StatName=Dexterity, StatImportance=100),(StatName=Constitution, StatImportance=50),(StatName=MetalSkill, StatImportance=65))">
            <text:p>((StatName=Dexterity, StatImportance=100),(StatName=Constitution, StatImportance=50),(StatName=MetalSkill, StatImportance=65))</text:p>
          </table:table-cell>
          <table:table-cell table:number-columns-repeated="14"/>
          <table:table-cell table:style-name="Default" table:number-columns-repeated="1004"/>
        </table:table-row>
        <table:table-row table:style-name="ro7">
          <table:table-cell table:style-name="ce11" table:formula="of:=IF(ISBLANK([HumanReadable.A19]);&quot;&quot;;[HumanReadable.A19])" office:value-type="string" office:string-value="IronmineHarvest">
            <text:p>IronmineHarvest</text:p>
          </table:table-cell>
          <table:table-cell table:style-name="ce11" table:formula="of:=[HumanReadable.B19]" office:value-type="string" office:string-value="IronmineHarvest">
            <text:p>IronmineHarvest</text:p>
          </table:table-cell>
          <table:table-cell table:style-name="ce11" table:formula="of:=[HumanReadable.C19]" office:value-type="string" office:string-value="Mine Iron Ore">
            <text:p>Mine Iron Ore</text:p>
          </table:table-cell>
          <table:table-cell table:style-name="ce11" table:formula="of:=[HumanReadable.D19]" office:value-type="string" office:string-value="Extract red rocks">
            <text:p>Extract red rocks</text:p>
          </table:table-cell>
          <table:table-cell table:style-name="ce11" table:formula="of:=[HumanReadable.E19]" office:value-type="float" office:value="5">
            <text:p>5</text:p>
          </table:table-cell>
          <table:table-cell table:style-name="ce11" table:formula="of:=INDIRECT(  ADDRESS(   MATCH([HumanReadable.$F19];[StatImportances.$A$1:.$A$500];0);   MATCH(&quot;Importances&quot;;[StatImportances.$A$1:.$H$1];0);    1;1;&quot;StatImportances&quot;  ) )" office:value-type="string" office:string-value="((StatName=Strength, StatImportance=100),(StatName=Constitution, StatImportance=80),(StatName=Wisdom, StatImportance=50),(StatName=StoneSkill, StatImportance=50),(StatName=MetalSkill, StatImportance=50),(StatName=MetalSkill, StatImportance=50))">
            <text:p>((StatName=Strength, StatImportance=100),(StatName=Constitution, StatImportance=80),(StatName=Wisdom, StatImportance=50),(StatName=StoneSkill, StatImportance=50),(StatName=MetalSkill, StatImportance=50),(StatName=MetalSkill, StatImportance=50))</text:p>
          </table:table-cell>
          <table:table-cell table:number-columns-repeated="14"/>
          <table:table-cell table:style-name="Default" table:number-columns-repeated="1004"/>
        </table:table-row>
        <table:table-row table:style-name="ro7">
          <table:table-cell table:style-name="ce11" table:formula="of:=IF(ISBLANK([HumanReadable.A20]);&quot;&quot;;[HumanReadable.A20])" office:value-type="string" office:string-value="IronminePolish">
            <text:p>IronminePolish</text:p>
          </table:table-cell>
          <table:table-cell table:style-name="ce11" table:formula="of:=[HumanReadable.B20]" office:value-type="string" office:string-value="IronminePolish">
            <text:p>IronminePolish</text:p>
          </table:table-cell>
          <table:table-cell table:style-name="ce11" table:formula="of:=[HumanReadable.C20]" office:value-type="string" office:string-value="Prepare Iron Ore">
            <text:p>Prepare Iron Ore</text:p>
          </table:table-cell>
          <table:table-cell table:style-name="ce11" table:formula="of:=[HumanReadable.D20]" office:value-type="string" office:string-value="Get rid of normal rocks">
            <text:p>Get rid of normal rocks</text:p>
          </table:table-cell>
          <table:table-cell table:style-name="ce11" table:formula="of:=[HumanReadable.E20]" office:value-type="float" office:value="1">
            <text:p>1</text:p>
          </table:table-cell>
          <table:table-cell table:style-name="ce11" table:formula="of:=INDIRECT(  ADDRESS(   MATCH([HumanReadable.$F20];[StatImportances.$A$1:.$A$500];0);   MATCH(&quot;Importances&quot;;[StatImportances.$A$1:.$H$1];0);    1;1;&quot;StatImportances&quot;  ) )" office:value-type="string" office:string-value="((StatName=Dexterity, StatImportance=100),(StatName=Constitution, StatImportance=50),(StatName=MetalSkill, StatImportance=65))">
            <text:p>((StatName=Dexterity, StatImportance=100),(StatName=Constitution, StatImportance=50),(StatName=MetalSkill, StatImportance=65))</text:p>
          </table:table-cell>
          <table:table-cell table:number-columns-repeated="14"/>
          <table:table-cell table:style-name="Default" table:number-columns-repeated="1004"/>
        </table:table-row>
        <table:table-row table:style-name="ro7">
          <table:table-cell table:style-name="ce11" table:formula="of:=IF(ISBLANK([HumanReadable.A21]);&quot;&quot;;[HumanReadable.A21])" office:value-type="string" office:string-value="CraftHandAxe">
            <text:p>CraftHandAxe</text:p>
          </table:table-cell>
          <table:table-cell table:style-name="ce11" table:formula="of:=[HumanReadable.B21]" office:value-type="string" office:string-value="CraftHandAxe">
            <text:p>CraftHandAxe</text:p>
          </table:table-cell>
          <table:table-cell table:style-name="ce11" table:formula="of:=[HumanReadable.C21]" office:value-type="string" office:string-value="Craft a Hand Axe">
            <text:p>Craft a Hand Axe</text:p>
          </table:table-cell>
          <table:table-cell table:style-name="ce11" table:formula="of:=[HumanReadable.D21]" office:value-type="string" office:string-value="Make Weapons">
            <text:p>Make Weapons</text:p>
          </table:table-cell>
          <table:table-cell table:style-name="ce11" table:formula="of:=[HumanReadable.E21]" office:value-type="float" office:value="5">
            <text:p>5</text:p>
          </table:table-cell>
          <table:table-cell table:style-name="ce11" table:formula="of:=INDIRECT(  ADDRESS(   MATCH([HumanReadable.$F21];[StatImportances.$A$1:.$A$500];0);   MATCH(&quot;Importances&quot;;[StatImportances.$A$1:.$H$1];0);    1;1;&quot;StatImportances&quot;  ) )" office:value-type="string" office:string-value="((StatName=Dexterity, StatImportance=85),(StatName=Intelligence, StatImportance=50))">
            <text:p>((StatName=Dexterity, StatImportance=85),(StatName=Intelligence, StatImportance=50))</text:p>
          </table:table-cell>
          <table:table-cell table:number-columns-repeated="14"/>
          <table:table-cell table:style-name="Default" table:number-columns-repeated="1004"/>
        </table:table-row>
        <table:table-row table:style-name="ro7">
          <table:table-cell table:style-name="ce11" table:formula="of:=IF(ISBLANK([HumanReadable.A22]);&quot;&quot;;[HumanReadable.A22])" office:value-type="string" office:string-value="BuilderHit">
            <text:p>BuilderHit</text:p>
          </table:table-cell>
          <table:table-cell table:style-name="ce11" table:formula="of:=[HumanReadable.B22]" office:value-type="string" office:string-value="BuilderHit">
            <text:p>BuilderHit</text:p>
          </table:table-cell>
          <table:table-cell table:style-name="ce11" table:formula="of:=[HumanReadable.C22]" office:value-type="string" office:string-value="Build">
            <text:p>Build</text:p>
          </table:table-cell>
          <table:table-cell table:style-name="ce11" table:formula="of:=[HumanReadable.D22]" office:value-type="string" office:string-value="Build Step to build a building.">
            <text:p>Build Step to build a building.</text:p>
          </table:table-cell>
          <table:table-cell table:style-name="ce11" table:formula="of:=[HumanReadable.E22]" office:value-type="string" office:string-value="1.5">
            <text:p>1.5</text:p>
          </table:table-cell>
          <table:table-cell table:style-name="ce11" table:formula="of:=INDIRECT(  ADDRESS(   MATCH([HumanReadable.$F22];[StatImportances.$A$1:.$A$500];0);   MATCH(&quot;Importances&quot;;[StatImportances.$A$1:.$H$1];0);    1;1;&quot;StatImportances&quot;  ) )" office:value-type="string" office:string-value="((StatName=Dexterity, StatImportance=50),(StatName=Intelligence, StatImportance=50),(StatName=StoneSkill, StatImportance=50))">
            <text:p>((StatName=Dexterity, StatImportance=50),(StatName=Intelligence, StatImportance=50),(StatName=StoneSkill, StatImportance=50))</text:p>
          </table:table-cell>
          <table:table-cell table:number-columns-repeated="14"/>
          <table:table-cell table:style-name="Default" table:number-columns-repeated="1004"/>
        </table:table-row>
        <table:table-row table:style-name="ro7">
          <table:table-cell table:style-name="ce11" table:formula="of:=IF(ISBLANK([HumanReadable.A23]);&quot;&quot;;[HumanReadable.A23])">
            <text:p/>
          </table:table-cell>
          <table:table-cell table:style-name="ce11" table:formula="of:=[HumanReadable.B23]" office:value-type="float" office:value="0">
            <text:p>0</text:p>
          </table:table-cell>
          <table:table-cell table:style-name="ce11" table:formula="of:=[HumanReadable.C23]" office:value-type="float" office:value="0">
            <text:p>0</text:p>
          </table:table-cell>
          <table:table-cell table:style-name="ce11" table:formula="of:=[HumanReadable.D23]" office:value-type="float" office:value="0">
            <text:p>0</text:p>
          </table:table-cell>
          <table:table-cell table:style-name="ce11" table:formula="of:=[HumanReadable.E23]" office:value-type="float" office:value="0">
            <text:p>0</text:p>
          </table:table-cell>
          <table:table-cell table:style-name="ce11" table:formula="of:=INDIRECT(  ADDRESS(   MATCH([HumanReadable.$F23];[StatImportances.$A$1:.$A$500];0);   MATCH(&quot;Importances&quot;;[StatImportances.$A$1:.$H$1];0);    1;1;&quot;StatImportances&quot;  ) )" office:value-type="float" office:value="0">
            <text:p>#N/A</text:p>
          </table:table-cell>
          <table:table-cell table:number-columns-repeated="14"/>
          <table:table-cell table:style-name="Default" table:number-columns-repeated="1004"/>
        </table:table-row>
        <table:table-row table:style-name="ro7">
          <table:table-cell table:style-name="ce11" table:formula="of:=IF(ISBLANK([HumanReadable.A24]);&quot;&quot;;[HumanReadable.A24])">
            <text:p/>
          </table:table-cell>
          <table:table-cell table:style-name="ce11" table:formula="of:=[HumanReadable.B24]" office:value-type="float" office:value="0">
            <text:p>0</text:p>
          </table:table-cell>
          <table:table-cell table:style-name="ce11" table:formula="of:=[HumanReadable.C24]" office:value-type="float" office:value="0">
            <text:p>0</text:p>
          </table:table-cell>
          <table:table-cell table:style-name="ce11" table:formula="of:=[HumanReadable.D24]" office:value-type="float" office:value="0">
            <text:p>0</text:p>
          </table:table-cell>
          <table:table-cell table:style-name="ce11" table:formula="of:=[HumanReadable.E24]" office:value-type="float" office:value="0">
            <text:p>0</text:p>
          </table:table-cell>
          <table:table-cell table:style-name="ce11" table:formula="of:=INDIRECT(  ADDRESS(   MATCH([HumanReadable.$F24];[StatImportances.$A$1:.$A$500];0);   MATCH(&quot;Importances&quot;;[StatImportances.$A$1:.$H$1];0);    1;1;&quot;StatImportances&quot;  ) )" office:value-type="float" office:value="0">
            <text:p>#N/A</text:p>
          </table:table-cell>
          <table:table-cell table:number-columns-repeated="14"/>
          <table:table-cell table:style-name="Default" table:number-columns-repeated="1004"/>
        </table:table-row>
        <table:table-row table:style-name="ro7">
          <table:table-cell table:style-name="ce11" table:formula="of:=IF(ISBLANK([HumanReadable.A25]);&quot;&quot;;[HumanReadable.A25])">
            <text:p/>
          </table:table-cell>
          <table:table-cell table:style-name="ce11" table:formula="of:=[HumanReadable.B25]" office:value-type="float" office:value="0">
            <text:p>0</text:p>
          </table:table-cell>
          <table:table-cell table:style-name="ce11" table:formula="of:=[HumanReadable.C25]" office:value-type="float" office:value="0">
            <text:p>0</text:p>
          </table:table-cell>
          <table:table-cell table:style-name="ce11" table:formula="of:=[HumanReadable.D25]" office:value-type="float" office:value="0">
            <text:p>0</text:p>
          </table:table-cell>
          <table:table-cell table:style-name="ce11" table:formula="of:=[HumanReadable.E25]" office:value-type="float" office:value="0">
            <text:p>0</text:p>
          </table:table-cell>
          <table:table-cell table:style-name="ce11" table:formula="of:=INDIRECT(  ADDRESS(   MATCH([HumanReadable.$F25];[StatImportances.$A$1:.$A$500];0);   MATCH(&quot;Importances&quot;;[StatImportances.$A$1:.$H$1];0);    1;1;&quot;StatImportances&quot;  ) )" office:value-type="float" office:value="0">
            <text:p>#N/A</text:p>
          </table:table-cell>
          <table:table-cell table:number-columns-repeated="14"/>
          <table:table-cell table:style-name="Default" table:number-columns-repeated="1004"/>
        </table:table-row>
        <table:table-row table:style-name="ro7">
          <table:table-cell table:style-name="ce11" table:formula="of:=IF(ISBLANK([HumanReadable.A26]);&quot;&quot;;[HumanReadable.A26])">
            <text:p/>
          </table:table-cell>
          <table:table-cell table:style-name="ce11" table:formula="of:=[HumanReadable.B26]" office:value-type="float" office:value="0">
            <text:p>0</text:p>
          </table:table-cell>
          <table:table-cell table:style-name="ce11" table:formula="of:=[HumanReadable.C26]" office:value-type="float" office:value="0">
            <text:p>0</text:p>
          </table:table-cell>
          <table:table-cell table:style-name="ce11" table:formula="of:=[HumanReadable.D26]" office:value-type="float" office:value="0">
            <text:p>0</text:p>
          </table:table-cell>
          <table:table-cell table:style-name="ce11" table:formula="of:=[HumanReadable.E26]" office:value-type="float" office:value="0">
            <text:p>0</text:p>
          </table:table-cell>
          <table:table-cell table:style-name="ce11" table:formula="of:=INDIRECT(  ADDRESS(   MATCH([HumanReadable.$F26];[StatImportances.$A$1:.$A$500];0);   MATCH(&quot;Importances&quot;;[StatImportances.$A$1:.$H$1];0);    1;1;&quot;StatImportances&quot;  ) )" office:value-type="float" office:value="0">
            <text:p>#N/A</text:p>
          </table:table-cell>
          <table:table-cell table:number-columns-repeated="14"/>
          <table:table-cell table:style-name="Default" table:number-columns-repeated="1004"/>
        </table:table-row>
        <table:table-row table:style-name="ro7">
          <table:table-cell table:style-name="ce11" table:formula="of:=IF(ISBLANK([HumanReadable.A27]);&quot;&quot;;[HumanReadable.A27])">
            <text:p/>
          </table:table-cell>
          <table:table-cell table:style-name="ce11" table:formula="of:=[HumanReadable.B27]" office:value-type="float" office:value="0">
            <text:p>0</text:p>
          </table:table-cell>
          <table:table-cell table:style-name="ce11" table:formula="of:=[HumanReadable.C27]" office:value-type="float" office:value="0">
            <text:p>0</text:p>
          </table:table-cell>
          <table:table-cell table:style-name="ce11" table:formula="of:=[HumanReadable.D27]" office:value-type="float" office:value="0">
            <text:p>0</text:p>
          </table:table-cell>
          <table:table-cell table:style-name="ce11" table:formula="of:=[HumanReadable.E27]" office:value-type="float" office:value="0">
            <text:p>0</text:p>
          </table:table-cell>
          <table:table-cell table:style-name="ce11" table:formula="of:=INDIRECT(  ADDRESS(   MATCH([HumanReadable.$F27];[StatImportances.$A$1:.$A$500];0);   MATCH(&quot;Importances&quot;;[StatImportances.$A$1:.$H$1];0);    1;1;&quot;StatImportances&quot;  ) )" office:value-type="float" office:value="0">
            <text:p>#N/A</text:p>
          </table:table-cell>
          <table:table-cell table:number-columns-repeated="14"/>
          <table:table-cell table:style-name="Default" table:number-columns-repeated="1004"/>
        </table:table-row>
        <table:table-row table:style-name="ro7">
          <table:table-cell table:style-name="ce11" table:formula="of:=IF(ISBLANK([HumanReadable.A28]);&quot;&quot;;[HumanReadable.A28])">
            <text:p/>
          </table:table-cell>
          <table:table-cell table:style-name="ce11" table:formula="of:=[HumanReadable.B28]" office:value-type="float" office:value="0">
            <text:p>0</text:p>
          </table:table-cell>
          <table:table-cell table:style-name="ce11" table:formula="of:=[HumanReadable.C28]" office:value-type="float" office:value="0">
            <text:p>0</text:p>
          </table:table-cell>
          <table:table-cell table:style-name="ce11" table:formula="of:=[HumanReadable.D28]" office:value-type="float" office:value="0">
            <text:p>0</text:p>
          </table:table-cell>
          <table:table-cell table:style-name="ce11" table:formula="of:=[HumanReadable.E28]" office:value-type="float" office:value="0">
            <text:p>0</text:p>
          </table:table-cell>
          <table:table-cell table:style-name="ce11" table:formula="of:=INDIRECT(  ADDRESS(   MATCH([HumanReadable.$F28];[StatImportances.$A$1:.$A$500];0);   MATCH(&quot;Importances&quot;;[StatImportances.$A$1:.$H$1];0);    1;1;&quot;StatImportances&quot;  ) )" office:value-type="float" office:value="0">
            <text:p>#N/A</text:p>
          </table:table-cell>
          <table:table-cell table:number-columns-repeated="14"/>
          <table:table-cell table:style-name="Default" table:number-columns-repeated="1004"/>
        </table:table-row>
        <table:table-row table:style-name="ro7">
          <table:table-cell table:style-name="ce11" table:formula="of:=IF(ISBLANK([HumanReadable.A29]);&quot;&quot;;[HumanReadable.A29])">
            <text:p/>
          </table:table-cell>
          <table:table-cell table:style-name="ce11" table:formula="of:=[HumanReadable.B29]" office:value-type="float" office:value="0">
            <text:p>0</text:p>
          </table:table-cell>
          <table:table-cell table:style-name="ce11" table:formula="of:=[HumanReadable.C29]" office:value-type="float" office:value="0">
            <text:p>0</text:p>
          </table:table-cell>
          <table:table-cell table:style-name="ce11" table:formula="of:=[HumanReadable.D29]" office:value-type="float" office:value="0">
            <text:p>0</text:p>
          </table:table-cell>
          <table:table-cell table:style-name="ce11" table:formula="of:=[HumanReadable.E29]" office:value-type="float" office:value="0">
            <text:p>0</text:p>
          </table:table-cell>
          <table:table-cell table:style-name="ce11" table:formula="of:=INDIRECT(  ADDRESS(   MATCH([HumanReadable.$F29];[StatImportances.$A$1:.$A$500];0);   MATCH(&quot;Importances&quot;;[StatImportances.$A$1:.$H$1];0);    1;1;&quot;StatImportances&quot;  ) )" office:value-type="float" office:value="0">
            <text:p>#N/A</text:p>
          </table:table-cell>
          <table:table-cell table:number-columns-repeated="14"/>
          <table:table-cell table:style-name="Default" table:number-columns-repeated="1004"/>
        </table:table-row>
        <table:table-row table:style-name="ro7">
          <table:table-cell table:style-name="ce11" table:formula="of:=IF(ISBLANK([HumanReadable.A30]);&quot;&quot;;[HumanReadable.A30])">
            <text:p/>
          </table:table-cell>
          <table:table-cell table:style-name="ce11" table:formula="of:=[HumanReadable.B30]" office:value-type="float" office:value="0">
            <text:p>0</text:p>
          </table:table-cell>
          <table:table-cell table:style-name="ce11" table:formula="of:=[HumanReadable.C30]" office:value-type="float" office:value="0">
            <text:p>0</text:p>
          </table:table-cell>
          <table:table-cell table:style-name="ce11" table:formula="of:=[HumanReadable.D30]" office:value-type="float" office:value="0">
            <text:p>0</text:p>
          </table:table-cell>
          <table:table-cell table:style-name="ce11" table:formula="of:=[HumanReadable.E30]" office:value-type="float" office:value="0">
            <text:p>0</text:p>
          </table:table-cell>
          <table:table-cell table:style-name="ce11" table:formula="of:=INDIRECT(  ADDRESS(   MATCH([HumanReadable.$F30];[StatImportances.$A$1:.$A$500];0);   MATCH(&quot;Importances&quot;;[StatImportances.$A$1:.$H$1];0);    1;1;&quot;StatImportances&quot;  ) )" office:value-type="float" office:value="0">
            <text:p>#N/A</text:p>
          </table:table-cell>
          <table:table-cell table:number-columns-repeated="14"/>
          <table:table-cell table:style-name="Default" table:number-columns-repeated="1004"/>
        </table:table-row>
        <table:table-row table:style-name="ro7">
          <table:table-cell table:style-name="ce11" table:formula="of:=IF(ISBLANK([HumanReadable.A31]);&quot;&quot;;[HumanReadable.A31])">
            <text:p/>
          </table:table-cell>
          <table:table-cell table:style-name="ce11" table:formula="of:=[HumanReadable.B31]" office:value-type="float" office:value="0">
            <text:p>0</text:p>
          </table:table-cell>
          <table:table-cell table:style-name="ce11" table:formula="of:=[HumanReadable.C31]" office:value-type="float" office:value="0">
            <text:p>0</text:p>
          </table:table-cell>
          <table:table-cell table:style-name="ce11" table:formula="of:=[HumanReadable.D31]" office:value-type="float" office:value="0">
            <text:p>0</text:p>
          </table:table-cell>
          <table:table-cell table:style-name="ce11" table:formula="of:=[HumanReadable.E31]" office:value-type="float" office:value="0">
            <text:p>0</text:p>
          </table:table-cell>
          <table:table-cell table:style-name="ce11" table:formula="of:=INDIRECT(  ADDRESS(   MATCH([HumanReadable.$F31];[StatImportances.$A$1:.$A$500];0);   MATCH(&quot;Importances&quot;;[StatImportances.$A$1:.$H$1];0);    1;1;&quot;StatImportances&quot;  ) )" office:value-type="float" office:value="0">
            <text:p>#N/A</text:p>
          </table:table-cell>
          <table:table-cell table:number-columns-repeated="14"/>
          <table:table-cell table:style-name="Default" table:number-columns-repeated="1004"/>
        </table:table-row>
        <table:table-row table:style-name="ro7">
          <table:table-cell table:style-name="ce11" table:formula="of:=IF(ISBLANK([HumanReadable.A32]);&quot;&quot;;[HumanReadable.A32])">
            <text:p/>
          </table:table-cell>
          <table:table-cell table:style-name="ce11" table:formula="of:=[HumanReadable.B32]" office:value-type="float" office:value="0">
            <text:p>0</text:p>
          </table:table-cell>
          <table:table-cell table:style-name="ce11" table:formula="of:=[HumanReadable.C32]" office:value-type="float" office:value="0">
            <text:p>0</text:p>
          </table:table-cell>
          <table:table-cell table:style-name="ce11" table:formula="of:=[HumanReadable.D32]" office:value-type="float" office:value="0">
            <text:p>0</text:p>
          </table:table-cell>
          <table:table-cell table:style-name="ce11" table:formula="of:=[HumanReadable.E32]" office:value-type="float" office:value="0">
            <text:p>0</text:p>
          </table:table-cell>
          <table:table-cell table:style-name="ce11" table:formula="of:=INDIRECT(  ADDRESS(   MATCH([HumanReadable.$F32];[StatImportances.$A$1:.$A$500];0);   MATCH(&quot;Importances&quot;;[StatImportances.$A$1:.$H$1];0);    1;1;&quot;StatImportances&quot;  ) )" office:value-type="float" office:value="0">
            <text:p>#N/A</text:p>
          </table:table-cell>
          <table:table-cell table:number-columns-repeated="14"/>
          <table:table-cell table:style-name="Default" table:number-columns-repeated="1004"/>
        </table:table-row>
        <table:table-row table:style-name="ro7">
          <table:table-cell table:style-name="ce11" table:formula="of:=IF(ISBLANK([HumanReadable.A33]);&quot;&quot;;[HumanReadable.A33])">
            <text:p/>
          </table:table-cell>
          <table:table-cell table:style-name="ce11" table:formula="of:=[HumanReadable.B33]" office:value-type="float" office:value="0">
            <text:p>0</text:p>
          </table:table-cell>
          <table:table-cell table:style-name="ce11" table:formula="of:=[HumanReadable.C33]" office:value-type="float" office:value="0">
            <text:p>0</text:p>
          </table:table-cell>
          <table:table-cell table:style-name="ce11" table:formula="of:=[HumanReadable.D33]" office:value-type="float" office:value="0">
            <text:p>0</text:p>
          </table:table-cell>
          <table:table-cell table:style-name="ce11" table:formula="of:=[HumanReadable.E33]" office:value-type="float" office:value="0">
            <text:p>0</text:p>
          </table:table-cell>
          <table:table-cell table:style-name="ce11" table:formula="of:=INDIRECT(  ADDRESS(   MATCH([HumanReadable.$F33];[StatImportances.$A$1:.$A$500];0);   MATCH(&quot;Importances&quot;;[StatImportances.$A$1:.$H$1];0);    1;1;&quot;StatImportances&quot;  ) )" office:value-type="float" office:value="0">
            <text:p>#N/A</text:p>
          </table:table-cell>
          <table:table-cell table:number-columns-repeated="14"/>
          <table:table-cell table:style-name="Default" table:number-columns-repeated="1004"/>
        </table:table-row>
        <table:table-row table:style-name="ro7" table:number-rows-repeated="15">
          <table:table-cell table:style-name="Default" table:number-columns-repeated="4"/>
          <table:table-cell/>
          <table:table-cell table:style-name="Default"/>
          <table:table-cell table:number-columns-repeated="14"/>
          <table:table-cell table:style-name="Default" table:number-columns-repeated="1004"/>
        </table:table-row>
        <table:table-row table:style-name="ro7" table:number-rows-repeated="1048526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HumanReadable" table:style-name="ta1" table:print="false">
        <table:table-column table:style-name="co9" table:number-columns-repeated="1024" table:default-cell-style-name="Default"/>
        <table:table-row table:style-name="ro7">
          <table:table-cell office:value-type="string">
            <text:p>Name</text:p>
          </table:table-cell>
          <table:table-cell office:value-type="string">
            <text:p>WorkTypeName</text:p>
          </table:table-cell>
          <table:table-cell office:value-type="string">
            <text:p>DisplayName</text:p>
          </table:table-cell>
          <table:table-cell office:value-type="string">
            <text:p>HelpText</text:p>
          </table:table-cell>
          <table:table-cell office:value-type="string">
            <text:p>BaseDuration</text:p>
          </table:table-cell>
          <table:table-cell office:value-type="string">
            <text:p>StatImportances</text:p>
          </table:table-cell>
          <table:table-cell table:number-columns-repeated="1018"/>
        </table:table-row>
        <table:table-row table:style-name="ro7">
          <table:table-cell office:value-type="string">
            <text:p>TreeHarvest</text:p>
          </table:table-cell>
          <table:table-cell table:style-name="ce11" table:formula="of:=[.A2]" office:value-type="string" office:string-value="TreeHarvest">
            <text:p>TreeHarvest</text:p>
          </table:table-cell>
          <table:table-cell office:value-type="string">
            <text:p>Cut down a Tree</text:p>
          </table:table-cell>
          <table:table-cell office:value-type="string">
            <text:p>Lumberjack whacks a tree until it falls</text:p>
          </table:table-cell>
          <table:table-cell office:value-type="float" office:value="3">
            <text:p>3</text:p>
          </table:table-cell>
          <table:table-cell table:style-name="ce11" table:formula="of:=[.A2]" office:value-type="string" office:string-value="TreeHarvest">
            <text:p>TreeHarvest</text:p>
          </table:table-cell>
          <table:table-cell table:number-columns-repeated="1018"/>
        </table:table-row>
        <table:table-row table:style-name="ro7">
          <table:table-cell office:value-type="string">
            <text:p>TreePolish</text:p>
          </table:table-cell>
          <table:table-cell table:style-name="ce11" table:formula="of:=[.A3]" office:value-type="string" office:string-value="TreePolish">
            <text:p>TreePolish</text:p>
          </table:table-cell>
          <table:table-cell office:value-type="string">
            <text:p>Debranch a Tree</text:p>
          </table:table-cell>
          <table:table-cell office:value-type="string">
            <text:p>Lumberjack janks on a tree until it's clean</text:p>
          </table:table-cell>
          <table:table-cell office:value-type="float" office:value="3">
            <text:p>3</text:p>
          </table:table-cell>
          <table:table-cell table:style-name="ce11" table:formula="of:=[.A3]" office:value-type="string" office:string-value="TreePolish">
            <text:p>TreePolish</text:p>
          </table:table-cell>
          <table:table-cell table:number-columns-repeated="1018"/>
        </table:table-row>
        <table:table-row table:style-name="ro7">
          <table:table-cell office:value-type="string">
            <text:p>CraftLumber</text:p>
          </table:table-cell>
          <table:table-cell table:style-name="ce11" table:formula="of:=[.A4]" office:value-type="string" office:string-value="CraftLumber">
            <text:p>CraftLumber</text:p>
          </table:table-cell>
          <table:table-cell office:value-type="string">
            <text:p>Saw a Log</text:p>
          </table:table-cell>
          <table:table-cell office:value-type="string">
            <text:p>Sawmiller sawmills the log</text:p>
          </table:table-cell>
          <table:table-cell office:value-type="float" office:value="5">
            <text:p>5</text:p>
          </table:table-cell>
          <table:table-cell table:style-name="ce11" table:formula="of:=[.A4]" office:value-type="string" office:string-value="CraftLumber">
            <text:p>CraftLumber</text:p>
          </table:table-cell>
          <table:table-cell table:number-columns-repeated="1018"/>
        </table:table-row>
        <table:table-row table:style-name="ro7">
          <table:table-cell office:value-type="string">
            <text:p>TreePlant</text:p>
          </table:table-cell>
          <table:table-cell table:style-name="ce11" table:formula="of:=[.A5]" office:value-type="string" office:string-value="TreePlant">
            <text:p>TreePlant</text:p>
          </table:table-cell>
          <table:table-cell office:value-type="string">
            <text:p>Plant a Sapling</text:p>
          </table:table-cell>
          <table:table-cell office:value-type="string">
            <text:p>Forester sticks a stick into the ground</text:p>
          </table:table-cell>
          <table:table-cell office:value-type="float" office:value="3">
            <text:p>3</text:p>
          </table:table-cell>
          <table:table-cell table:style-name="ce11" table:formula="of:=[.A5]" office:value-type="string" office:string-value="TreePlant">
            <text:p>TreePlant</text:p>
          </table:table-cell>
          <table:table-cell table:number-columns-repeated="1018"/>
        </table:table-row>
        <table:table-row table:style-name="ro7">
          <table:table-cell office:value-type="string">
            <text:p>WheatPlant</text:p>
          </table:table-cell>
          <table:table-cell table:style-name="ce11" table:formula="of:=[.A6]" office:value-type="string" office:string-value="WheatPlant">
            <text:p>WheatPlant</text:p>
          </table:table-cell>
          <table:table-cell office:value-type="string">
            <text:p>Plant Seeds</text:p>
          </table:table-cell>
          <table:table-cell office:value-type="string">
            <text:p>Farmer throws some stones around</text:p>
          </table:table-cell>
          <table:table-cell office:value-type="float" office:value="2">
            <text:p>2</text:p>
          </table:table-cell>
          <table:table-cell table:style-name="ce11" table:formula="of:=[.A6]" office:value-type="string" office:string-value="WheatPlant">
            <text:p>WheatPlant</text:p>
          </table:table-cell>
          <table:table-cell table:number-columns-repeated="1018"/>
        </table:table-row>
        <table:table-row table:style-name="ro7">
          <table:table-cell office:value-type="string">
            <text:p>WheatHarvest</text:p>
          </table:table-cell>
          <table:table-cell table:style-name="ce11" table:formula="of:=[.A7]" office:value-type="string" office:string-value="WheatHarvest">
            <text:p>WheatHarvest</text:p>
          </table:table-cell>
          <table:table-cell office:value-type="string">
            <text:p>Harvest Wheat</text:p>
          </table:table-cell>
          <table:table-cell office:value-type="string">
            <text:p>Farmer cuts some Gold</text:p>
          </table:table-cell>
          <table:table-cell office:value-type="float" office:value="3">
            <text:p>3</text:p>
          </table:table-cell>
          <table:table-cell table:style-name="ce11" table:formula="of:=[.A7]" office:value-type="string" office:string-value="WheatHarvest">
            <text:p>WheatHarvest</text:p>
          </table:table-cell>
          <table:table-cell table:number-columns-repeated="1018"/>
        </table:table-row>
        <table:table-row table:style-name="ro7">
          <table:table-cell office:value-type="string">
            <text:p>WheatPolish</text:p>
          </table:table-cell>
          <table:table-cell table:style-name="ce11" table:formula="of:=[.A8]" office:value-type="string" office:string-value="WheatPolish">
            <text:p>WheatPolish</text:p>
          </table:table-cell>
          <table:table-cell office:value-type="string">
            <text:p>Thresh Wheat</text:p>
          </table:table-cell>
          <table:table-cell office:value-type="string">
            <text:p>Farmer violates some Wheat</text:p>
          </table:table-cell>
          <table:table-cell office:value-type="float" office:value="2">
            <text:p>2</text:p>
          </table:table-cell>
          <table:table-cell table:style-name="ce11" table:formula="of:=[.A8]" office:value-type="string" office:string-value="WheatPolish">
            <text:p>WheatPolish</text:p>
          </table:table-cell>
          <table:table-cell table:number-columns-repeated="1018"/>
        </table:table-row>
        <table:table-row table:style-name="ro7">
          <table:table-cell office:value-type="string">
            <text:p>StoneHarvest</text:p>
          </table:table-cell>
          <table:table-cell table:style-name="ce11" table:formula="of:=[.A9]" office:value-type="string" office:string-value="StoneHarvest">
            <text:p>StoneHarvest</text:p>
          </table:table-cell>
          <table:table-cell office:value-type="string">
            <text:p>Mine Stone</text:p>
          </table:table-cell>
          <table:table-cell office:value-type="string">
            <text:p>Mason hits a mountain</text:p>
          </table:table-cell>
          <table:table-cell office:value-type="float" office:value="3">
            <text:p>3</text:p>
          </table:table-cell>
          <table:table-cell table:style-name="ce11" table:formula="of:=[.A9]" office:value-type="string" office:string-value="StoneHarvest">
            <text:p>StoneHarvest</text:p>
          </table:table-cell>
          <table:table-cell table:number-columns-repeated="1018"/>
        </table:table-row>
        <table:table-row table:style-name="ro7">
          <table:table-cell office:value-type="string">
            <text:p>StonePolish</text:p>
          </table:table-cell>
          <table:table-cell table:style-name="ce11" table:formula="of:=[.A10]" office:value-type="string" office:string-value="StonePolish">
            <text:p>StonePolish</text:p>
          </table:table-cell>
          <table:table-cell office:value-type="string">
            <text:p>Cut Stone</text:p>
          </table:table-cell>
          <table:table-cell office:value-type="string">
            <text:p>Mason hits a tiny mountain</text:p>
          </table:table-cell>
          <table:table-cell office:value-type="float" office:value="3">
            <text:p>3</text:p>
          </table:table-cell>
          <table:table-cell table:style-name="ce11" table:formula="of:=[.A10]" office:value-type="string" office:string-value="StonePolish">
            <text:p>StonePolish</text:p>
          </table:table-cell>
          <table:table-cell table:number-columns-repeated="1018"/>
        </table:table-row>
        <table:table-row table:style-name="ro7">
          <table:table-cell office:value-type="string">
            <text:p>CraftGoldCoins</text:p>
          </table:table-cell>
          <table:table-cell table:style-name="ce11" table:formula="of:=[.A11]" office:value-type="string" office:string-value="CraftGoldCoins">
            <text:p>CraftGoldCoins</text:p>
          </table:table-cell>
          <table:table-cell office:value-type="string">
            <text:p>Mint Coins</text:p>
          </table:table-cell>
          <table:table-cell office:value-type="string">
            <text:p>Magician turns Gold into Gold</text:p>
          </table:table-cell>
          <table:table-cell office:value-type="float" office:value="5">
            <text:p>5</text:p>
          </table:table-cell>
          <table:table-cell table:style-name="ce11" table:formula="of:=[.A11]" office:value-type="string" office:string-value="CraftGoldCoins">
            <text:p>CraftGoldCoins</text:p>
          </table:table-cell>
          <table:table-cell table:number-columns-repeated="1018"/>
        </table:table-row>
        <table:table-row table:style-name="ro7">
          <table:table-cell office:value-type="string">
            <text:p>CraftIron</text:p>
          </table:table-cell>
          <table:table-cell table:style-name="ce11" table:formula="of:=[.A12]" office:value-type="string" office:string-value="CraftIron">
            <text:p>CraftIron</text:p>
          </table:table-cell>
          <table:table-cell office:value-type="string">
            <text:p>Smelt Iron bars</text:p>
          </table:table-cell>
          <table:table-cell office:value-type="string">
            <text:p>Smelter melts iron into bars</text:p>
          </table:table-cell>
          <table:table-cell office:value-type="float" office:value="5">
            <text:p>5</text:p>
          </table:table-cell>
          <table:table-cell table:style-name="ce11" table:formula="of:=[.A12]" office:value-type="string" office:string-value="CraftIron">
            <text:p>CraftIron</text:p>
          </table:table-cell>
          <table:table-cell table:number-columns-repeated="1018"/>
        </table:table-row>
        <table:table-row table:style-name="ro7">
          <table:table-cell office:value-type="string">
            <text:p>CraftFlour</text:p>
          </table:table-cell>
          <table:table-cell table:style-name="ce11" table:formula="of:=[.A13]" office:value-type="string" office:string-value="CraftFlour">
            <text:p>CraftFlour</text:p>
          </table:table-cell>
          <table:table-cell office:value-type="string">
            <text:p>Make Flour</text:p>
          </table:table-cell>
          <table:table-cell office:value-type="string">
            <text:p>Mash Wheat into Flour</text:p>
          </table:table-cell>
          <table:table-cell office:value-type="float" office:value="3">
            <text:p>3</text:p>
          </table:table-cell>
          <table:table-cell table:style-name="ce11" table:formula="of:=[.A13]" office:value-type="string" office:string-value="CraftFlour">
            <text:p>CraftFlour</text:p>
          </table:table-cell>
          <table:table-cell table:number-columns-repeated="1018"/>
        </table:table-row>
        <table:table-row table:style-name="ro7">
          <table:table-cell office:value-type="string">
            <text:p>CraftBread</text:p>
          </table:table-cell>
          <table:table-cell table:style-name="ce11" table:formula="of:=[.A14]" office:value-type="string" office:string-value="CraftBread">
            <text:p>CraftBread</text:p>
          </table:table-cell>
          <table:table-cell office:value-type="string">
            <text:p>Bake Bread</text:p>
          </table:table-cell>
          <table:table-cell office:value-type="string">
            <text:p>Bake Flour into Bread</text:p>
          </table:table-cell>
          <table:table-cell office:value-type="float" office:value="4">
            <text:p>4</text:p>
          </table:table-cell>
          <table:table-cell table:style-name="ce11" table:formula="of:=[.A14]" office:value-type="string" office:string-value="CraftBread">
            <text:p>CraftBread</text:p>
          </table:table-cell>
          <table:table-cell table:number-columns-repeated="1018"/>
        </table:table-row>
        <table:table-row table:style-name="ro7">
          <table:table-cell office:value-type="string">
            <text:p>CoalmineHarvest</text:p>
          </table:table-cell>
          <table:table-cell table:style-name="ce11" table:formula="of:=[.A15]" office:value-type="string" office:string-value="CoalmineHarvest">
            <text:p>CoalmineHarvest</text:p>
          </table:table-cell>
          <table:table-cell office:value-type="string">
            <text:p>Mine Coal</text:p>
          </table:table-cell>
          <table:table-cell office:value-type="string">
            <text:p>Extract black rocks</text:p>
          </table:table-cell>
          <table:table-cell office:value-type="float" office:value="5">
            <text:p>5</text:p>
          </table:table-cell>
          <table:table-cell table:style-name="ce11" table:formula="of:=[.A15]" office:value-type="string" office:string-value="CoalmineHarvest">
            <text:p>CoalmineHarvest</text:p>
          </table:table-cell>
          <table:table-cell table:number-columns-repeated="1018"/>
        </table:table-row>
        <table:table-row table:style-name="ro7">
          <table:table-cell office:value-type="string">
            <text:p>CoalminePolish</text:p>
          </table:table-cell>
          <table:table-cell table:style-name="ce11" table:formula="of:=[.A16]" office:value-type="string" office:string-value="CoalminePolish">
            <text:p>CoalminePolish</text:p>
          </table:table-cell>
          <table:table-cell office:value-type="string">
            <text:p>Prepare Coal</text:p>
          </table:table-cell>
          <table:table-cell office:value-type="string">
            <text:p>Break rocks into pieces</text:p>
          </table:table-cell>
          <table:table-cell office:value-type="float" office:value="1">
            <text:p>1</text:p>
          </table:table-cell>
          <table:table-cell table:style-name="ce11" table:formula="of:=[.A16]" office:value-type="string" office:string-value="CoalminePolish">
            <text:p>CoalminePolish</text:p>
          </table:table-cell>
          <table:table-cell table:number-columns-repeated="1018"/>
        </table:table-row>
        <table:table-row table:style-name="ro7">
          <table:table-cell office:value-type="string">
            <text:p>GoldmineHarvest</text:p>
          </table:table-cell>
          <table:table-cell table:style-name="ce11" table:formula="of:=[.A17]" office:value-type="string" office:string-value="GoldmineHarvest">
            <text:p>GoldmineHarvest</text:p>
          </table:table-cell>
          <table:table-cell office:value-type="string">
            <text:p>Mine Gold Ore</text:p>
          </table:table-cell>
          <table:table-cell office:value-type="string">
            <text:p>Extract gold rocks</text:p>
          </table:table-cell>
          <table:table-cell office:value-type="float" office:value="5">
            <text:p>5</text:p>
          </table:table-cell>
          <table:table-cell table:style-name="ce11" table:formula="of:=[.A17]" office:value-type="string" office:string-value="GoldmineHarvest">
            <text:p>GoldmineHarvest</text:p>
          </table:table-cell>
          <table:table-cell table:number-columns-repeated="1018"/>
        </table:table-row>
        <table:table-row table:style-name="ro7">
          <table:table-cell office:value-type="string">
            <text:p>GoldminePolish</text:p>
          </table:table-cell>
          <table:table-cell table:style-name="ce11" table:formula="of:=[.A18]" office:value-type="string" office:string-value="GoldminePolish">
            <text:p>GoldminePolish</text:p>
          </table:table-cell>
          <table:table-cell office:value-type="string">
            <text:p>Prepare Gold Ore</text:p>
          </table:table-cell>
          <table:table-cell office:value-type="string">
            <text:p>Get rid of normal rocks</text:p>
          </table:table-cell>
          <table:table-cell office:value-type="float" office:value="1">
            <text:p>1</text:p>
          </table:table-cell>
          <table:table-cell table:style-name="ce11" table:formula="of:=[.A18]" office:value-type="string" office:string-value="GoldminePolish">
            <text:p>GoldminePolish</text:p>
          </table:table-cell>
          <table:table-cell table:number-columns-repeated="1018"/>
        </table:table-row>
        <table:table-row table:style-name="ro7">
          <table:table-cell office:value-type="string">
            <text:p>IronmineHarvest</text:p>
          </table:table-cell>
          <table:table-cell table:style-name="ce11" table:formula="of:=[.A19]" office:value-type="string" office:string-value="IronmineHarvest">
            <text:p>IronmineHarvest</text:p>
          </table:table-cell>
          <table:table-cell office:value-type="string">
            <text:p>Mine Iron Ore</text:p>
          </table:table-cell>
          <table:table-cell office:value-type="string">
            <text:p>Extract red rocks</text:p>
          </table:table-cell>
          <table:table-cell office:value-type="float" office:value="5">
            <text:p>5</text:p>
          </table:table-cell>
          <table:table-cell table:style-name="ce11" table:formula="of:=[.A19]" office:value-type="string" office:string-value="IronmineHarvest">
            <text:p>IronmineHarvest</text:p>
          </table:table-cell>
          <table:table-cell table:number-columns-repeated="1018"/>
        </table:table-row>
        <table:table-row table:style-name="ro7">
          <table:table-cell office:value-type="string">
            <text:p>IronminePolish</text:p>
          </table:table-cell>
          <table:table-cell table:style-name="ce11" table:formula="of:=[.A20]" office:value-type="string" office:string-value="IronminePolish">
            <text:p>IronminePolish</text:p>
          </table:table-cell>
          <table:table-cell office:value-type="string">
            <text:p>Prepare Iron Ore</text:p>
          </table:table-cell>
          <table:table-cell office:value-type="string">
            <text:p>Get rid of normal rocks</text:p>
          </table:table-cell>
          <table:table-cell office:value-type="float" office:value="1">
            <text:p>1</text:p>
          </table:table-cell>
          <table:table-cell table:style-name="ce11" table:formula="of:=[.A20]" office:value-type="string" office:string-value="IronminePolish">
            <text:p>IronminePolish</text:p>
          </table:table-cell>
          <table:table-cell table:number-columns-repeated="1018"/>
        </table:table-row>
        <table:table-row table:style-name="ro7">
          <table:table-cell office:value-type="string">
            <text:p>CraftHandAxe</text:p>
          </table:table-cell>
          <table:table-cell table:style-name="ce11" table:formula="of:=[.A21]" office:value-type="string" office:string-value="CraftHandAxe">
            <text:p>CraftHandAxe</text:p>
          </table:table-cell>
          <table:table-cell office:value-type="string">
            <text:p>Craft a Hand Axe</text:p>
          </table:table-cell>
          <table:table-cell office:value-type="string">
            <text:p>Make Weapons</text:p>
          </table:table-cell>
          <table:table-cell office:value-type="float" office:value="5">
            <text:p>5</text:p>
          </table:table-cell>
          <table:table-cell table:style-name="ce11" table:formula="of:=[.A21]" office:value-type="string" office:string-value="CraftHandAxe">
            <text:p>CraftHandAxe</text:p>
          </table:table-cell>
          <table:table-cell table:number-columns-repeated="1018"/>
        </table:table-row>
        <table:table-row table:style-name="ro7">
          <table:table-cell office:value-type="string">
            <text:p>BuilderHit</text:p>
          </table:table-cell>
          <table:table-cell table:style-name="ce11" table:formula="of:=[.A22]" office:value-type="string" office:string-value="BuilderHit">
            <text:p>BuilderHit</text:p>
          </table:table-cell>
          <table:table-cell office:value-type="string">
            <text:p>Build</text:p>
          </table:table-cell>
          <table:table-cell office:value-type="string">
            <text:p>Build Step to build a building.</text:p>
          </table:table-cell>
          <table:table-cell table:style-name="ce13" office:value-type="string">
            <text:p>1.5</text:p>
          </table:table-cell>
          <table:table-cell table:style-name="ce11" table:formula="of:=[.A22]" office:value-type="string" office:string-value="BuilderHit">
            <text:p>BuilderHit</text:p>
          </table:table-cell>
          <table:table-cell table:number-columns-repeated="1018"/>
        </table:table-row>
        <table:table-row table:style-name="ro7">
          <table:table-cell table:number-columns-repeated="5"/>
          <table:table-cell table:number-columns-repeated="1019"/>
        </table:table-row>
        <table:table-row table:style-name="ro7">
          <table:table-cell table:number-columns-repeated="5"/>
          <table:table-cell table:number-columns-repeated="1019"/>
        </table:table-row>
        <table:table-row table:style-name="ro7">
          <table:table-cell table:number-columns-repeated="5"/>
          <table:table-cell table:number-columns-repeated="1019"/>
        </table:table-row>
        <table:table-row table:style-name="ro7">
          <table:table-cell table:number-columns-repeated="5"/>
          <table:table-cell table:number-columns-repeated="1019"/>
        </table:table-row>
        <table:table-row table:style-name="ro7">
          <table:table-cell table:number-columns-repeated="5"/>
          <table:table-cell table:number-columns-repeated="1019"/>
        </table:table-row>
        <table:table-row table:style-name="ro7">
          <table:table-cell table:number-columns-repeated="5"/>
          <table:table-cell table:number-columns-repeated="1019"/>
        </table:table-row>
        <table:table-row table:style-name="ro7">
          <table:table-cell table:number-columns-repeated="5"/>
          <table:table-cell table:number-columns-repeated="1019"/>
        </table:table-row>
        <table:table-row table:style-name="ro7">
          <table:table-cell table:number-columns-repeated="5"/>
          <table:table-cell table:number-columns-repeated="1019"/>
        </table:table-row>
        <table:table-row table:style-name="ro7">
          <table:table-cell table:number-columns-repeated="5"/>
          <table:table-cell table:number-columns-repeated="1019"/>
        </table:table-row>
        <table:table-row table:style-name="ro7">
          <table:table-cell table:number-columns-repeated="5"/>
          <table:table-cell table:number-columns-repeated="1019"/>
        </table:table-row>
        <table:table-row table:style-name="ro7">
          <table:table-cell table:number-columns-repeated="5"/>
          <table:table-cell table:number-columns-repeated="1019"/>
        </table:table-row>
        <table:table-row table:style-name="ro7" table:number-rows-repeated="1048542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StatImportances" table:style-name="ta1" table:print="false">
        <table:table-column table:style-name="co3" table:default-cell-style-name="ce5"/>
        <table:table-column table:style-name="co4" table:default-cell-style-name="Default"/>
        <table:table-column table:style-name="co5" table:default-cell-style-name="ce8"/>
        <table:table-column table:style-name="co6" table:default-cell-style-name="ce10"/>
        <table:table-column table:style-name="co7" table:default-cell-style-name="ce8"/>
        <table:table-column table:style-name="co6" table:default-cell-style-name="ce10"/>
        <table:table-column table:style-name="co7" table:default-cell-style-name="ce8"/>
        <table:table-column table:style-name="co6" table:default-cell-style-name="ce10"/>
        <table:table-column table:style-name="co7" table:default-cell-style-name="ce8"/>
        <table:table-column table:style-name="co6" table:default-cell-style-name="ce10"/>
        <table:table-column table:style-name="co7" table:default-cell-style-name="ce8"/>
        <table:table-column table:style-name="co6" table:default-cell-style-name="ce10"/>
        <table:table-column table:style-name="co7" table:default-cell-style-name="ce8"/>
        <table:table-column table:style-name="co6" table:default-cell-style-name="ce10"/>
        <table:table-column table:style-name="co7" table:default-cell-style-name="ce8"/>
        <table:table-column table:style-name="co6" table:default-cell-style-name="ce10"/>
        <table:table-column table:style-name="co7" table:default-cell-style-name="ce8"/>
        <table:table-column table:style-name="co6" table:default-cell-style-name="ce10"/>
        <table:table-column table:style-name="co7" table:default-cell-style-name="ce8"/>
        <table:table-column table:style-name="co6" table:default-cell-style-name="ce10"/>
        <table:table-column table:style-name="co7" table:default-cell-style-name="ce8"/>
        <table:table-column table:style-name="co6" table:default-cell-style-name="ce10"/>
        <table:table-column table:style-name="co8" table:number-columns-repeated="1002" table:default-cell-style-name="Default"/>
        <table:table-row table:style-name="ro3">
          <table:table-cell table:style-name="ce4" office:value-type="string">
            <text:p>Name</text:p>
          </table:table-cell>
          <table:table-cell table:style-name="ce4" office:value-type="string">
            <text:p>Importances</text:p>
          </table:table-cell>
          <table:table-cell table:style-name="ce7" office:value-type="string">
            <text:p>StatName</text:p>
          </table:table-cell>
          <table:table-cell table:style-name="ce9" office:value-type="string">
            <text:p>StatImportance</text:p>
          </table:table-cell>
          <table:table-cell table:style-name="ce7" office:value-type="string">
            <text:p>StatName</text:p>
          </table:table-cell>
          <table:table-cell table:style-name="ce9" office:value-type="string">
            <text:p>StatImportance</text:p>
          </table:table-cell>
          <table:table-cell table:style-name="ce7" office:value-type="string">
            <text:p>StatName</text:p>
          </table:table-cell>
          <table:table-cell table:style-name="ce9" office:value-type="string">
            <text:p>StatImportance</text:p>
          </table:table-cell>
          <table:table-cell table:style-name="ce7" office:value-type="string">
            <text:p>StatName</text:p>
          </table:table-cell>
          <table:table-cell table:style-name="ce9" office:value-type="string">
            <text:p>StatImportance</text:p>
          </table:table-cell>
          <table:table-cell table:style-name="ce7" office:value-type="string">
            <text:p>StatName</text:p>
          </table:table-cell>
          <table:table-cell table:style-name="ce9" office:value-type="string">
            <text:p>StatImportance</text:p>
          </table:table-cell>
          <table:table-cell table:style-name="ce7" office:value-type="string">
            <text:p>StatName</text:p>
          </table:table-cell>
          <table:table-cell table:style-name="ce9" office:value-type="string">
            <text:p>StatImportance</text:p>
          </table:table-cell>
          <table:table-cell table:style-name="ce7" office:value-type="string">
            <text:p>StatName</text:p>
          </table:table-cell>
          <table:table-cell table:style-name="ce9" office:value-type="string">
            <text:p>StatImportance</text:p>
          </table:table-cell>
          <table:table-cell table:style-name="ce7" office:value-type="string">
            <text:p>StatName</text:p>
          </table:table-cell>
          <table:table-cell table:style-name="ce9" office:value-type="string">
            <text:p>StatImportance</text:p>
          </table:table-cell>
          <table:table-cell table:style-name="ce7" office:value-type="string">
            <text:p>StatName</text:p>
          </table:table-cell>
          <table:table-cell table:style-name="ce9" office:value-type="string">
            <text:p>StatImportance</text:p>
          </table:table-cell>
          <table:table-cell table:style-name="ce7" office:value-type="string">
            <text:p>StatName</text:p>
          </table:table-cell>
          <table:table-cell table:style-name="ce9" office:value-type="string">
            <text:p>StatImportance</text:p>
          </table:table-cell>
          <table:table-cell table:style-name="ce4" table:number-columns-repeated="1002"/>
        </table:table-row>
        <table:table-row table:style-name="ro4">
          <table:table-cell table:style-name="Default" office:value-type="string">
            <text:p>TreeHarvest</text:p>
          </table:table-cell>
          <table:table-cell table:style-name="ce6" table:formula="of:=&quot;(&quot; &amp;IF(AND(NOT(ISBLANK([.C2]));NOT(ISBLANK([.D2]))); &quot;(StatName=&quot;&amp;[.C2]&amp;&quot;, StatImportance=&quot;&amp;[.D2]&amp;&quot;)&quot;  &amp;IF(AND(NOT(ISBLANK([.E2]));NOT(ISBLANK([.F2])));  &quot;,(StatName=&quot;&amp;[.E2]&amp;&quot;, StatImportance=&quot;&amp;[.F2]&amp;&quot;)&quot;   &amp;IF(AND(NOT(ISBLANK([.G2]));NOT(ISBLANK([.H2])));   &quot;,(StatName=&quot;&amp;[.G2]&amp;&quot;, StatImportance=&quot;&amp;[.H2]&amp;&quot;)&quot;    &amp;IF(AND(NOT(ISBLANK([.I2]));NOT(ISBLANK([.J2])));    &quot;,(StatName=&quot;&amp;[.I2]&amp;&quot;, StatImportance=&quot;&amp;[.J2]&amp;&quot;)&quot;     &amp;IF(AND(NOT(ISBLANK([.K2]));NOT(ISBLANK([.L2])));     &quot;,(StatName=&quot;&amp;[.K2]&amp;&quot;, StatImportance=&quot;&amp;[.L2]&amp;&quot;)&quot;      &amp;IF(AND(NOT(ISBLANK([.M2]));NOT(ISBLANK([.N2])));      &quot;,(StatName=&quot;&amp;[.M2]&amp;&quot;, StatImportance=&quot;&amp;[.N2]&amp;&quot;)&quot;       &amp;IF(AND(NOT(ISBLANK([.O2]));NOT(ISBLANK([.P2])));       &quot;,(StatName=&quot;&amp;[.O2]&amp;&quot;, StatImportance=&quot;&amp;[.P2]&amp;&quot;)&quot;        &amp;IF(AND(NOT(ISBLANK([.Q2]));NOT(ISBLANK([.R2])));        &quot;,(StatName=&quot;&amp;[.Q2]&amp;&quot;, StatImportance=&quot;&amp;[.R2]&amp;&quot;)&quot;         &amp;IF(AND(NOT(ISBLANK([.S2]));NOT(ISBLANK([.T2])));         &quot;,(StatName=&quot;&amp;[.S2]&amp;&quot;, StatImportance=&quot;&amp;[.T2]&amp;&quot;)&quot;          &amp;IF(AND(NOT(ISBLANK([.U2]));NOT(ISBLANK([.V2])));          &quot;,(StatName=&quot;&amp;[.U2]&amp;&quot;, StatImportance=&quot;&amp;[.V2]&amp;&quot;)&quot;;          &quot;&quot;);         &quot;&quot;);        &quot;&quot;);       &quot;&quot;);      &quot;&quot;);     &quot;&quot;);    &quot;&quot;);   &quot;&quot;);  &quot;&quot;); &quot;&quot;) &amp;&quot;)&quot;" office:value-type="string" office:string-value="((StatName=Strength, StatImportance=100),(StatName=Constitution, StatImportance=80),(StatName=Wisdom, StatImportance=40),(StatName=PlantSkill, StatImportance=50))">
            <text:p>((StatName=Strength, StatImportance=100),(StatName=Constitution, StatImportance=80),(StatName=Wisdom, StatImportance=40),(StatName=PlantSkill, StatImportance=50))</text:p>
          </table:table-cell>
          <table:table-cell table:style-name="Default" office:value-type="string">
            <text:p>Strength</text:p>
          </table:table-cell>
          <table:table-cell office:value-type="float" office:value="100">
            <text:p>100</text:p>
          </table:table-cell>
          <table:table-cell office:value-type="string">
            <text:p>Constitution</text:p>
          </table:table-cell>
          <table:table-cell office:value-type="float" office:value="80">
            <text:p>80</text:p>
          </table:table-cell>
          <table:table-cell table:style-name="Default" office:value-type="string">
            <text:p>Wisdom</text:p>
          </table:table-cell>
          <table:table-cell office:value-type="float" office:value="40">
            <text:p>40</text:p>
          </table:table-cell>
          <table:table-cell table:style-name="Default" office:value-type="string">
            <text:p>PlantSkill</text:p>
          </table:table-cell>
          <table:table-cell office:value-type="float" office:value="50">
            <text:p>50</text:p>
          </table:table-cell>
          <table:table-cell table:style-name="Default"/>
          <table:table-cell table:number-columns-repeated="11"/>
          <table:table-cell table:number-columns-repeated="1002"/>
        </table:table-row>
        <table:table-row table:style-name="ro5">
          <table:table-cell table:style-name="Default" office:value-type="string">
            <text:p>TreePolish</text:p>
          </table:table-cell>
          <table:table-cell table:style-name="ce6" table:formula="of:=&quot;(&quot; &amp;IF(AND(NOT(ISBLANK([.C3]));NOT(ISBLANK([.D3]))); &quot;(StatName=&quot;&amp;[.C3]&amp;&quot;, StatImportance=&quot;&amp;[.D3]&amp;&quot;)&quot;  &amp;IF(AND(NOT(ISBLANK([.E3]));NOT(ISBLANK([.F3])));  &quot;,(StatName=&quot;&amp;[.E3]&amp;&quot;, StatImportance=&quot;&amp;[.F3]&amp;&quot;)&quot;   &amp;IF(AND(NOT(ISBLANK([.G3]));NOT(ISBLANK([.H3])));   &quot;,(StatName=&quot;&amp;[.G3]&amp;&quot;, StatImportance=&quot;&amp;[.H3]&amp;&quot;)&quot;    &amp;IF(AND(NOT(ISBLANK([.I3]));NOT(ISBLANK([.J3])));    &quot;,(StatName=&quot;&amp;[.I3]&amp;&quot;, StatImportance=&quot;&amp;[.J3]&amp;&quot;)&quot;     &amp;IF(AND(NOT(ISBLANK([.K3]));NOT(ISBLANK([.L3])));     &quot;,(StatName=&quot;&amp;[.K3]&amp;&quot;, StatImportance=&quot;&amp;[.L3]&amp;&quot;)&quot;      &amp;IF(AND(NOT(ISBLANK([.M3]));NOT(ISBLANK([.N3])));      &quot;,(StatName=&quot;&amp;[.M3]&amp;&quot;, StatImportance=&quot;&amp;[.N3]&amp;&quot;)&quot;       &amp;IF(AND(NOT(ISBLANK([.O3]));NOT(ISBLANK([.P3])));       &quot;,(StatName=&quot;&amp;[.O3]&amp;&quot;, StatImportance=&quot;&amp;[.P3]&amp;&quot;)&quot;        &amp;IF(AND(NOT(ISBLANK([.Q3]));NOT(ISBLANK([.R3])));        &quot;,(StatName=&quot;&amp;[.Q3]&amp;&quot;, StatImportance=&quot;&amp;[.R3]&amp;&quot;)&quot;         &amp;IF(AND(NOT(ISBLANK([.S3]));NOT(ISBLANK([.T3])));         &quot;,(StatName=&quot;&amp;[.S3]&amp;&quot;, StatImportance=&quot;&amp;[.T3]&amp;&quot;)&quot;          &amp;IF(AND(NOT(ISBLANK([.U3]));NOT(ISBLANK([.V3])));          &quot;,(StatName=&quot;&amp;[.U3]&amp;&quot;, StatImportance=&quot;&amp;[.V3]&amp;&quot;)&quot;;          &quot;&quot;);         &quot;&quot;);        &quot;&quot;);       &quot;&quot;);      &quot;&quot;);     &quot;&quot;);    &quot;&quot;);   &quot;&quot;);  &quot;&quot;); &quot;&quot;) &amp;&quot;)&quot;" office:value-type="string" office:string-value="((StatName=Strength, StatImportance=70),(StatName=Dexterity, StatImportance=70),(StatName=Constitution, StatImportance=50),(StatName=PlantSkill, StatImportance=50))">
            <text:p>((StatName=Strength, StatImportance=70),(StatName=Dexterity, StatImportance=70),(StatName=Constitution, StatImportance=50),(StatName=PlantSkill, StatImportance=50))</text:p>
          </table:table-cell>
          <table:table-cell table:style-name="Default" office:value-type="string">
            <text:p>Strength</text:p>
          </table:table-cell>
          <table:table-cell office:value-type="float" office:value="70">
            <text:p>70</text:p>
          </table:table-cell>
          <table:table-cell office:value-type="string">
            <text:p>Dexterity</text:p>
          </table:table-cell>
          <table:table-cell office:value-type="float" office:value="70">
            <text:p>70</text:p>
          </table:table-cell>
          <table:table-cell office:value-type="string">
            <text:p>Constitution</text:p>
          </table:table-cell>
          <table:table-cell office:value-type="float" office:value="50">
            <text:p>50</text:p>
          </table:table-cell>
          <table:table-cell table:style-name="Default" office:value-type="string">
            <text:p>PlantSkill</text:p>
          </table:table-cell>
          <table:table-cell office:value-type="float" office:value="50">
            <text:p>50</text:p>
          </table:table-cell>
          <table:table-cell table:number-columns-repeated="12"/>
          <table:table-cell table:number-columns-repeated="1002"/>
        </table:table-row>
        <table:table-row table:style-name="ro6">
          <table:table-cell table:style-name="Default" office:value-type="string">
            <text:p>CraftLumber</text:p>
          </table:table-cell>
          <table:table-cell table:style-name="ce6" table:formula="of:=&quot;(&quot; &amp;IF(AND(NOT(ISBLANK([.C4]));NOT(ISBLANK([.D4]))); &quot;(StatName=&quot;&amp;[.C4]&amp;&quot;, StatImportance=&quot;&amp;[.D4]&amp;&quot;)&quot;  &amp;IF(AND(NOT(ISBLANK([.E4]));NOT(ISBLANK([.F4])));  &quot;,(StatName=&quot;&amp;[.E4]&amp;&quot;, StatImportance=&quot;&amp;[.F4]&amp;&quot;)&quot;   &amp;IF(AND(NOT(ISBLANK([.G4]));NOT(ISBLANK([.H4])));   &quot;,(StatName=&quot;&amp;[.G4]&amp;&quot;, StatImportance=&quot;&amp;[.H4]&amp;&quot;)&quot;    &amp;IF(AND(NOT(ISBLANK([.I4]));NOT(ISBLANK([.J4])));    &quot;,(StatName=&quot;&amp;[.I4]&amp;&quot;, StatImportance=&quot;&amp;[.J4]&amp;&quot;)&quot;     &amp;IF(AND(NOT(ISBLANK([.K4]));NOT(ISBLANK([.L4])));     &quot;,(StatName=&quot;&amp;[.K4]&amp;&quot;, StatImportance=&quot;&amp;[.L4]&amp;&quot;)&quot;      &amp;IF(AND(NOT(ISBLANK([.M4]));NOT(ISBLANK([.N4])));      &quot;,(StatName=&quot;&amp;[.M4]&amp;&quot;, StatImportance=&quot;&amp;[.N4]&amp;&quot;)&quot;       &amp;IF(AND(NOT(ISBLANK([.O4]));NOT(ISBLANK([.P4])));       &quot;,(StatName=&quot;&amp;[.O4]&amp;&quot;, StatImportance=&quot;&amp;[.P4]&amp;&quot;)&quot;        &amp;IF(AND(NOT(ISBLANK([.Q4]));NOT(ISBLANK([.R4])));        &quot;,(StatName=&quot;&amp;[.Q4]&amp;&quot;, StatImportance=&quot;&amp;[.R4]&amp;&quot;)&quot;         &amp;IF(AND(NOT(ISBLANK([.S4]));NOT(ISBLANK([.T4])));         &quot;,(StatName=&quot;&amp;[.S4]&amp;&quot;, StatImportance=&quot;&amp;[.T4]&amp;&quot;)&quot;          &amp;IF(AND(NOT(ISBLANK([.U4]));NOT(ISBLANK([.V4])));          &quot;,(StatName=&quot;&amp;[.U4]&amp;&quot;, StatImportance=&quot;&amp;[.V4]&amp;&quot;)&quot;;          &quot;&quot;);         &quot;&quot;);        &quot;&quot;);       &quot;&quot;);      &quot;&quot;);     &quot;&quot;);    &quot;&quot;);   &quot;&quot;);  &quot;&quot;); &quot;&quot;) &amp;&quot;)&quot;" office:value-type="string" office:string-value="((StatName=Strength, StatImportance=70),(StatName=Dexterity, StatImportance=70),(StatName=Constitution, StatImportance=50),(StatName=PlantSkill, StatImportance=25))">
            <text:p>((StatName=Strength, StatImportance=70),(StatName=Dexterity, StatImportance=70),(StatName=Constitution, StatImportance=50),(StatName=PlantSkill, StatImportance=25))</text:p>
          </table:table-cell>
          <table:table-cell table:style-name="Default" office:value-type="string">
            <text:p>Strength</text:p>
          </table:table-cell>
          <table:table-cell office:value-type="float" office:value="70">
            <text:p>70</text:p>
          </table:table-cell>
          <table:table-cell office:value-type="string">
            <text:p>Dexterity</text:p>
          </table:table-cell>
          <table:table-cell office:value-type="float" office:value="70">
            <text:p>70</text:p>
          </table:table-cell>
          <table:table-cell office:value-type="string">
            <text:p>Constitution</text:p>
          </table:table-cell>
          <table:table-cell office:value-type="float" office:value="50">
            <text:p>50</text:p>
          </table:table-cell>
          <table:table-cell table:style-name="Default" office:value-type="string">
            <text:p>PlantSkill</text:p>
          </table:table-cell>
          <table:table-cell office:value-type="float" office:value="25">
            <text:p>25</text:p>
          </table:table-cell>
          <table:table-cell table:number-columns-repeated="12"/>
          <table:table-cell table:number-columns-repeated="1002"/>
        </table:table-row>
        <table:table-row table:style-name="ro6">
          <table:table-cell table:style-name="Default" office:value-type="string">
            <text:p>TreePlant</text:p>
          </table:table-cell>
          <table:table-cell table:style-name="ce6" table:formula="of:=&quot;(&quot; &amp;IF(AND(NOT(ISBLANK([.C5]));NOT(ISBLANK([.D5]))); &quot;(StatName=&quot;&amp;[.C5]&amp;&quot;, StatImportance=&quot;&amp;[.D5]&amp;&quot;)&quot;  &amp;IF(AND(NOT(ISBLANK([.E5]));NOT(ISBLANK([.F5])));  &quot;,(StatName=&quot;&amp;[.E5]&amp;&quot;, StatImportance=&quot;&amp;[.F5]&amp;&quot;)&quot;   &amp;IF(AND(NOT(ISBLANK([.G5]));NOT(ISBLANK([.H5])));   &quot;,(StatName=&quot;&amp;[.G5]&amp;&quot;, StatImportance=&quot;&amp;[.H5]&amp;&quot;)&quot;    &amp;IF(AND(NOT(ISBLANK([.I5]));NOT(ISBLANK([.J5])));    &quot;,(StatName=&quot;&amp;[.I5]&amp;&quot;, StatImportance=&quot;&amp;[.J5]&amp;&quot;)&quot;     &amp;IF(AND(NOT(ISBLANK([.K5]));NOT(ISBLANK([.L5])));     &quot;,(StatName=&quot;&amp;[.K5]&amp;&quot;, StatImportance=&quot;&amp;[.L5]&amp;&quot;)&quot;      &amp;IF(AND(NOT(ISBLANK([.M5]));NOT(ISBLANK([.N5])));      &quot;,(StatName=&quot;&amp;[.M5]&amp;&quot;, StatImportance=&quot;&amp;[.N5]&amp;&quot;)&quot;       &amp;IF(AND(NOT(ISBLANK([.O5]));NOT(ISBLANK([.P5])));       &quot;,(StatName=&quot;&amp;[.O5]&amp;&quot;, StatImportance=&quot;&amp;[.P5]&amp;&quot;)&quot;        &amp;IF(AND(NOT(ISBLANK([.Q5]));NOT(ISBLANK([.R5])));        &quot;,(StatName=&quot;&amp;[.Q5]&amp;&quot;, StatImportance=&quot;&amp;[.R5]&amp;&quot;)&quot;         &amp;IF(AND(NOT(ISBLANK([.S5]));NOT(ISBLANK([.T5])));         &quot;,(StatName=&quot;&amp;[.S5]&amp;&quot;, StatImportance=&quot;&amp;[.T5]&amp;&quot;)&quot;          &amp;IF(AND(NOT(ISBLANK([.U5]));NOT(ISBLANK([.V5])));          &quot;,(StatName=&quot;&amp;[.U5]&amp;&quot;, StatImportance=&quot;&amp;[.V5]&amp;&quot;)&quot;;          &quot;&quot;);         &quot;&quot;);        &quot;&quot;);       &quot;&quot;);      &quot;&quot;);     &quot;&quot;);    &quot;&quot;);   &quot;&quot;);  &quot;&quot;); &quot;&quot;) &amp;&quot;)&quot;" office:value-type="string" office:string-value="((StatName=Dexterity, StatImportance=100),(StatName=Intelligence, StatImportance=50),(StatName=Wisdom, StatImportance=50),(StatName=PlantSkill, StatImportance=100))">
            <text:p>((StatName=Dexterity, StatImportance=100),(StatName=Intelligence, StatImportance=50),(StatName=Wisdom, StatImportance=50),(StatName=PlantSkill, StatImportance=100))</text:p>
          </table:table-cell>
          <table:table-cell table:style-name="Default" office:value-type="string">
            <text:p>Dexterity</text:p>
          </table:table-cell>
          <table:table-cell office:value-type="float" office:value="100">
            <text:p>100</text:p>
          </table:table-cell>
          <table:table-cell table:style-name="Default" office:value-type="string">
            <text:p>Intelligence</text:p>
          </table:table-cell>
          <table:table-cell office:value-type="float" office:value="50">
            <text:p>50</text:p>
          </table:table-cell>
          <table:table-cell table:style-name="Default" office:value-type="string">
            <text:p>Wisdom</text:p>
          </table:table-cell>
          <table:table-cell office:value-type="float" office:value="50">
            <text:p>50</text:p>
          </table:table-cell>
          <table:table-cell table:style-name="Default" office:value-type="string">
            <text:p>PlantSkill</text:p>
          </table:table-cell>
          <table:table-cell office:value-type="float" office:value="100">
            <text:p>100</text:p>
          </table:table-cell>
          <table:table-cell table:number-columns-repeated="12"/>
          <table:table-cell table:number-columns-repeated="1002"/>
        </table:table-row>
        <table:table-row table:style-name="ro6">
          <table:table-cell table:style-name="Default" office:value-type="string">
            <text:p>WheatPlant</text:p>
          </table:table-cell>
          <table:table-cell table:style-name="ce6" table:formula="of:=&quot;(&quot; &amp;IF(AND(NOT(ISBLANK([.C6]));NOT(ISBLANK([.D6]))); &quot;(StatName=&quot;&amp;[.C6]&amp;&quot;, StatImportance=&quot;&amp;[.D6]&amp;&quot;)&quot;  &amp;IF(AND(NOT(ISBLANK([.E6]));NOT(ISBLANK([.F6])));  &quot;,(StatName=&quot;&amp;[.E6]&amp;&quot;, StatImportance=&quot;&amp;[.F6]&amp;&quot;)&quot;   &amp;IF(AND(NOT(ISBLANK([.G6]));NOT(ISBLANK([.H6])));   &quot;,(StatName=&quot;&amp;[.G6]&amp;&quot;, StatImportance=&quot;&amp;[.H6]&amp;&quot;)&quot;    &amp;IF(AND(NOT(ISBLANK([.I6]));NOT(ISBLANK([.J6])));    &quot;,(StatName=&quot;&amp;[.I6]&amp;&quot;, StatImportance=&quot;&amp;[.J6]&amp;&quot;)&quot;     &amp;IF(AND(NOT(ISBLANK([.K6]));NOT(ISBLANK([.L6])));     &quot;,(StatName=&quot;&amp;[.K6]&amp;&quot;, StatImportance=&quot;&amp;[.L6]&amp;&quot;)&quot;      &amp;IF(AND(NOT(ISBLANK([.M6]));NOT(ISBLANK([.N6])));      &quot;,(StatName=&quot;&amp;[.M6]&amp;&quot;, StatImportance=&quot;&amp;[.N6]&amp;&quot;)&quot;       &amp;IF(AND(NOT(ISBLANK([.O6]));NOT(ISBLANK([.P6])));       &quot;,(StatName=&quot;&amp;[.O6]&amp;&quot;, StatImportance=&quot;&amp;[.P6]&amp;&quot;)&quot;        &amp;IF(AND(NOT(ISBLANK([.Q6]));NOT(ISBLANK([.R6])));        &quot;,(StatName=&quot;&amp;[.Q6]&amp;&quot;, StatImportance=&quot;&amp;[.R6]&amp;&quot;)&quot;         &amp;IF(AND(NOT(ISBLANK([.S6]));NOT(ISBLANK([.T6])));         &quot;,(StatName=&quot;&amp;[.S6]&amp;&quot;, StatImportance=&quot;&amp;[.T6]&amp;&quot;)&quot;          &amp;IF(AND(NOT(ISBLANK([.U6]));NOT(ISBLANK([.V6])));          &quot;,(StatName=&quot;&amp;[.U6]&amp;&quot;, StatImportance=&quot;&amp;[.V6]&amp;&quot;)&quot;;          &quot;&quot;);         &quot;&quot;);        &quot;&quot;);       &quot;&quot;);      &quot;&quot;);     &quot;&quot;);    &quot;&quot;);   &quot;&quot;);  &quot;&quot;); &quot;&quot;) &amp;&quot;)&quot;" office:value-type="string" office:string-value="((StatName=Dexterity, StatImportance=60),(StatName=Intelligence, StatImportance=50),(StatName=Wisdom, StatImportance=50),(StatName=PlantSkill, StatImportance=100))">
            <text:p>((StatName=Dexterity, StatImportance=60),(StatName=Intelligence, StatImportance=50),(StatName=Wisdom, StatImportance=50),(StatName=PlantSkill, StatImportance=100))</text:p>
          </table:table-cell>
          <table:table-cell table:style-name="Default" office:value-type="string">
            <text:p>Dexterity</text:p>
          </table:table-cell>
          <table:table-cell office:value-type="float" office:value="60">
            <text:p>60</text:p>
          </table:table-cell>
          <table:table-cell table:style-name="Default" office:value-type="string">
            <text:p>Intelligence</text:p>
          </table:table-cell>
          <table:table-cell office:value-type="float" office:value="50">
            <text:p>50</text:p>
          </table:table-cell>
          <table:table-cell table:style-name="Default" office:value-type="string">
            <text:p>Wisdom</text:p>
          </table:table-cell>
          <table:table-cell office:value-type="float" office:value="50">
            <text:p>50</text:p>
          </table:table-cell>
          <table:table-cell table:style-name="Default" office:value-type="string">
            <text:p>PlantSkill</text:p>
          </table:table-cell>
          <table:table-cell office:value-type="float" office:value="100">
            <text:p>100</text:p>
          </table:table-cell>
          <table:table-cell table:number-columns-repeated="4" table:style-name="Default"/>
          <table:table-cell table:number-columns-repeated="8"/>
          <table:table-cell table:number-columns-repeated="1002"/>
        </table:table-row>
        <table:table-row table:style-name="ro6">
          <table:table-cell table:style-name="Default" office:value-type="string">
            <text:p>WheatHarvest</text:p>
          </table:table-cell>
          <table:table-cell table:style-name="ce6" table:formula="of:=&quot;(&quot; &amp;IF(AND(NOT(ISBLANK([.C7]));NOT(ISBLANK([.D7]))); &quot;(StatName=&quot;&amp;[.C7]&amp;&quot;, StatImportance=&quot;&amp;[.D7]&amp;&quot;)&quot;  &amp;IF(AND(NOT(ISBLANK([.E7]));NOT(ISBLANK([.F7])));  &quot;,(StatName=&quot;&amp;[.E7]&amp;&quot;, StatImportance=&quot;&amp;[.F7]&amp;&quot;)&quot;   &amp;IF(AND(NOT(ISBLANK([.G7]));NOT(ISBLANK([.H7])));   &quot;,(StatName=&quot;&amp;[.G7]&amp;&quot;, StatImportance=&quot;&amp;[.H7]&amp;&quot;)&quot;    &amp;IF(AND(NOT(ISBLANK([.I7]));NOT(ISBLANK([.J7])));    &quot;,(StatName=&quot;&amp;[.I7]&amp;&quot;, StatImportance=&quot;&amp;[.J7]&amp;&quot;)&quot;     &amp;IF(AND(NOT(ISBLANK([.K7]));NOT(ISBLANK([.L7])));     &quot;,(StatName=&quot;&amp;[.K7]&amp;&quot;, StatImportance=&quot;&amp;[.L7]&amp;&quot;)&quot;      &amp;IF(AND(NOT(ISBLANK([.M7]));NOT(ISBLANK([.N7])));      &quot;,(StatName=&quot;&amp;[.M7]&amp;&quot;, StatImportance=&quot;&amp;[.N7]&amp;&quot;)&quot;       &amp;IF(AND(NOT(ISBLANK([.O7]));NOT(ISBLANK([.P7])));       &quot;,(StatName=&quot;&amp;[.O7]&amp;&quot;, StatImportance=&quot;&amp;[.P7]&amp;&quot;)&quot;        &amp;IF(AND(NOT(ISBLANK([.Q7]));NOT(ISBLANK([.R7])));        &quot;,(StatName=&quot;&amp;[.Q7]&amp;&quot;, StatImportance=&quot;&amp;[.R7]&amp;&quot;)&quot;         &amp;IF(AND(NOT(ISBLANK([.S7]));NOT(ISBLANK([.T7])));         &quot;,(StatName=&quot;&amp;[.S7]&amp;&quot;, StatImportance=&quot;&amp;[.T7]&amp;&quot;)&quot;          &amp;IF(AND(NOT(ISBLANK([.U7]));NOT(ISBLANK([.V7])));          &quot;,(StatName=&quot;&amp;[.U7]&amp;&quot;, StatImportance=&quot;&amp;[.V7]&amp;&quot;)&quot;;          &quot;&quot;);         &quot;&quot;);        &quot;&quot;);       &quot;&quot;);      &quot;&quot;);     &quot;&quot;);    &quot;&quot;);   &quot;&quot;);  &quot;&quot;); &quot;&quot;) &amp;&quot;)&quot;" office:value-type="string" office:string-value="((StatName=Dexterity, StatImportance=80),(StatName=Constitution, StatImportance=40),(StatName=PlantSkill, StatImportance=75))">
            <text:p>((StatName=Dexterity, StatImportance=80),(StatName=Constitution, StatImportance=40),(StatName=PlantSkill, StatImportance=75))</text:p>
          </table:table-cell>
          <table:table-cell table:style-name="Default" office:value-type="string">
            <text:p>Dexterity</text:p>
          </table:table-cell>
          <table:table-cell office:value-type="float" office:value="80">
            <text:p>80</text:p>
          </table:table-cell>
          <table:table-cell office:value-type="string">
            <text:p>Constitution</text:p>
          </table:table-cell>
          <table:table-cell office:value-type="float" office:value="40">
            <text:p>40</text:p>
          </table:table-cell>
          <table:table-cell table:style-name="Default" office:value-type="string">
            <text:p>PlantSkill</text:p>
          </table:table-cell>
          <table:table-cell office:value-type="float" office:value="75">
            <text:p>75</text:p>
          </table:table-cell>
          <table:table-cell table:number-columns-repeated="14"/>
          <table:table-cell table:number-columns-repeated="1002"/>
        </table:table-row>
        <table:table-row table:style-name="ro6">
          <table:table-cell table:style-name="Default" office:value-type="string">
            <text:p>WheatPolish</text:p>
          </table:table-cell>
          <table:table-cell table:style-name="ce6" table:formula="of:=&quot;(&quot; &amp;IF(AND(NOT(ISBLANK([.C8]));NOT(ISBLANK([.D8]))); &quot;(StatName=&quot;&amp;[.C8]&amp;&quot;, StatImportance=&quot;&amp;[.D8]&amp;&quot;)&quot;  &amp;IF(AND(NOT(ISBLANK([.E8]));NOT(ISBLANK([.F8])));  &quot;,(StatName=&quot;&amp;[.E8]&amp;&quot;, StatImportance=&quot;&amp;[.F8]&amp;&quot;)&quot;   &amp;IF(AND(NOT(ISBLANK([.G8]));NOT(ISBLANK([.H8])));   &quot;,(StatName=&quot;&amp;[.G8]&amp;&quot;, StatImportance=&quot;&amp;[.H8]&amp;&quot;)&quot;    &amp;IF(AND(NOT(ISBLANK([.I8]));NOT(ISBLANK([.J8])));    &quot;,(StatName=&quot;&amp;[.I8]&amp;&quot;, StatImportance=&quot;&amp;[.J8]&amp;&quot;)&quot;     &amp;IF(AND(NOT(ISBLANK([.K8]));NOT(ISBLANK([.L8])));     &quot;,(StatName=&quot;&amp;[.K8]&amp;&quot;, StatImportance=&quot;&amp;[.L8]&amp;&quot;)&quot;      &amp;IF(AND(NOT(ISBLANK([.M8]));NOT(ISBLANK([.N8])));      &quot;,(StatName=&quot;&amp;[.M8]&amp;&quot;, StatImportance=&quot;&amp;[.N8]&amp;&quot;)&quot;       &amp;IF(AND(NOT(ISBLANK([.O8]));NOT(ISBLANK([.P8])));       &quot;,(StatName=&quot;&amp;[.O8]&amp;&quot;, StatImportance=&quot;&amp;[.P8]&amp;&quot;)&quot;        &amp;IF(AND(NOT(ISBLANK([.Q8]));NOT(ISBLANK([.R8])));        &quot;,(StatName=&quot;&amp;[.Q8]&amp;&quot;, StatImportance=&quot;&amp;[.R8]&amp;&quot;)&quot;         &amp;IF(AND(NOT(ISBLANK([.S8]));NOT(ISBLANK([.T8])));         &quot;,(StatName=&quot;&amp;[.S8]&amp;&quot;, StatImportance=&quot;&amp;[.T8]&amp;&quot;)&quot;          &amp;IF(AND(NOT(ISBLANK([.U8]));NOT(ISBLANK([.V8])));          &quot;,(StatName=&quot;&amp;[.U8]&amp;&quot;, StatImportance=&quot;&amp;[.V8]&amp;&quot;)&quot;;          &quot;&quot;);         &quot;&quot;);        &quot;&quot;);       &quot;&quot;);      &quot;&quot;);     &quot;&quot;);    &quot;&quot;);   &quot;&quot;);  &quot;&quot;); &quot;&quot;) &amp;&quot;)&quot;" office:value-type="string" office:string-value="((StatName=Strength, StatImportance=80),(StatName=Dexterity, StatImportance=30),(StatName=Constitution, StatImportance=80))">
            <text:p>((StatName=Strength, StatImportance=80),(StatName=Dexterity, StatImportance=30),(StatName=Constitution, StatImportance=80))</text:p>
          </table:table-cell>
          <table:table-cell table:style-name="Default" office:value-type="string">
            <text:p>Strength</text:p>
          </table:table-cell>
          <table:table-cell office:value-type="float" office:value="80">
            <text:p>80</text:p>
          </table:table-cell>
          <table:table-cell office:value-type="string">
            <text:p>Dexterity</text:p>
          </table:table-cell>
          <table:table-cell office:value-type="float" office:value="30">
            <text:p>30</text:p>
          </table:table-cell>
          <table:table-cell office:value-type="string">
            <text:p>Constitution</text:p>
          </table:table-cell>
          <table:table-cell office:value-type="float" office:value="80">
            <text:p>80</text:p>
          </table:table-cell>
          <table:table-cell table:number-columns-repeated="14"/>
          <table:table-cell table:number-columns-repeated="1002"/>
        </table:table-row>
        <table:table-row table:style-name="ro6">
          <table:table-cell table:style-name="Default" office:value-type="string">
            <text:p>StoneHarvest</text:p>
          </table:table-cell>
          <table:table-cell table:style-name="ce6" table:formula="of:=&quot;(&quot; &amp;IF(AND(NOT(ISBLANK([.C9]));NOT(ISBLANK([.D9]))); &quot;(StatName=&quot;&amp;[.C9]&amp;&quot;, StatImportance=&quot;&amp;[.D9]&amp;&quot;)&quot;  &amp;IF(AND(NOT(ISBLANK([.E9]));NOT(ISBLANK([.F9])));  &quot;,(StatName=&quot;&amp;[.E9]&amp;&quot;, StatImportance=&quot;&amp;[.F9]&amp;&quot;)&quot;   &amp;IF(AND(NOT(ISBLANK([.G9]));NOT(ISBLANK([.H9])));   &quot;,(StatName=&quot;&amp;[.G9]&amp;&quot;, StatImportance=&quot;&amp;[.H9]&amp;&quot;)&quot;    &amp;IF(AND(NOT(ISBLANK([.I9]));NOT(ISBLANK([.J9])));    &quot;,(StatName=&quot;&amp;[.I9]&amp;&quot;, StatImportance=&quot;&amp;[.J9]&amp;&quot;)&quot;     &amp;IF(AND(NOT(ISBLANK([.K9]));NOT(ISBLANK([.L9])));     &quot;,(StatName=&quot;&amp;[.K9]&amp;&quot;, StatImportance=&quot;&amp;[.L9]&amp;&quot;)&quot;      &amp;IF(AND(NOT(ISBLANK([.M9]));NOT(ISBLANK([.N9])));      &quot;,(StatName=&quot;&amp;[.M9]&amp;&quot;, StatImportance=&quot;&amp;[.N9]&amp;&quot;)&quot;       &amp;IF(AND(NOT(ISBLANK([.O9]));NOT(ISBLANK([.P9])));       &quot;,(StatName=&quot;&amp;[.O9]&amp;&quot;, StatImportance=&quot;&amp;[.P9]&amp;&quot;)&quot;        &amp;IF(AND(NOT(ISBLANK([.Q9]));NOT(ISBLANK([.R9])));        &quot;,(StatName=&quot;&amp;[.Q9]&amp;&quot;, StatImportance=&quot;&amp;[.R9]&amp;&quot;)&quot;         &amp;IF(AND(NOT(ISBLANK([.S9]));NOT(ISBLANK([.T9])));         &quot;,(StatName=&quot;&amp;[.S9]&amp;&quot;, StatImportance=&quot;&amp;[.T9]&amp;&quot;)&quot;          &amp;IF(AND(NOT(ISBLANK([.U9]));NOT(ISBLANK([.V9])));          &quot;,(StatName=&quot;&amp;[.U9]&amp;&quot;, StatImportance=&quot;&amp;[.V9]&amp;&quot;)&quot;;          &quot;&quot;);         &quot;&quot;);        &quot;&quot;);       &quot;&quot;);      &quot;&quot;);     &quot;&quot;);    &quot;&quot;);   &quot;&quot;);  &quot;&quot;); &quot;&quot;) &amp;&quot;)&quot;" office:value-type="string" office:string-value="((StatName=Strength, StatImportance=100),(StatName=Constitution, StatImportance=90),(StatName=StoneSkill, StatImportance=60))">
            <text:p>((StatName=Strength, StatImportance=100),(StatName=Constitution, StatImportance=90),(StatName=StoneSkill, StatImportance=60))</text:p>
          </table:table-cell>
          <table:table-cell table:style-name="Default" office:value-type="string">
            <text:p>Strength</text:p>
          </table:table-cell>
          <table:table-cell office:value-type="float" office:value="100">
            <text:p>100</text:p>
          </table:table-cell>
          <table:table-cell office:value-type="string">
            <text:p>Constitution</text:p>
          </table:table-cell>
          <table:table-cell office:value-type="float" office:value="90">
            <text:p>90</text:p>
          </table:table-cell>
          <table:table-cell table:style-name="Default" office:value-type="string">
            <text:p>StoneSkill</text:p>
          </table:table-cell>
          <table:table-cell office:value-type="float" office:value="60">
            <text:p>60</text:p>
          </table:table-cell>
          <table:table-cell table:number-columns-repeated="14"/>
          <table:table-cell table:number-columns-repeated="1002"/>
        </table:table-row>
        <table:table-row table:style-name="ro6">
          <table:table-cell table:style-name="Default" office:value-type="string">
            <text:p>StonePolish</text:p>
          </table:table-cell>
          <table:table-cell table:style-name="ce6" table:formula="of:=&quot;(&quot; &amp;IF(AND(NOT(ISBLANK([.C10]));NOT(ISBLANK([.D10]))); &quot;(StatName=&quot;&amp;[.C10]&amp;&quot;, StatImportance=&quot;&amp;[.D10]&amp;&quot;)&quot;  &amp;IF(AND(NOT(ISBLANK([.E10]));NOT(ISBLANK([.F10])));  &quot;,(StatName=&quot;&amp;[.E10]&amp;&quot;, StatImportance=&quot;&amp;[.F10]&amp;&quot;)&quot;   &amp;IF(AND(NOT(ISBLANK([.G10]));NOT(ISBLANK([.H10])));   &quot;,(StatName=&quot;&amp;[.G10]&amp;&quot;, StatImportance=&quot;&amp;[.H10]&amp;&quot;)&quot;    &amp;IF(AND(NOT(ISBLANK([.I10]));NOT(ISBLANK([.J10])));    &quot;,(StatName=&quot;&amp;[.I10]&amp;&quot;, StatImportance=&quot;&amp;[.J10]&amp;&quot;)&quot;     &amp;IF(AND(NOT(ISBLANK([.K10]));NOT(ISBLANK([.L10])));     &quot;,(StatName=&quot;&amp;[.K10]&amp;&quot;, StatImportance=&quot;&amp;[.L10]&amp;&quot;)&quot;      &amp;IF(AND(NOT(ISBLANK([.M10]));NOT(ISBLANK([.N10])));      &quot;,(StatName=&quot;&amp;[.M10]&amp;&quot;, StatImportance=&quot;&amp;[.N10]&amp;&quot;)&quot;       &amp;IF(AND(NOT(ISBLANK([.O10]));NOT(ISBLANK([.P10])));       &quot;,(StatName=&quot;&amp;[.O10]&amp;&quot;, StatImportance=&quot;&amp;[.P10]&amp;&quot;)&quot;        &amp;IF(AND(NOT(ISBLANK([.Q10]));NOT(ISBLANK([.R10])));        &quot;,(StatName=&quot;&amp;[.Q10]&amp;&quot;, StatImportance=&quot;&amp;[.R10]&amp;&quot;)&quot;         &amp;IF(AND(NOT(ISBLANK([.S10]));NOT(ISBLANK([.T10])));         &quot;,(StatName=&quot;&amp;[.S10]&amp;&quot;, StatImportance=&quot;&amp;[.T10]&amp;&quot;)&quot;          &amp;IF(AND(NOT(ISBLANK([.U10]));NOT(ISBLANK([.V10])));          &quot;,(StatName=&quot;&amp;[.U10]&amp;&quot;, StatImportance=&quot;&amp;[.V10]&amp;&quot;)&quot;;          &quot;&quot;);         &quot;&quot;);        &quot;&quot;);       &quot;&quot;);      &quot;&quot;);     &quot;&quot;);    &quot;&quot;);   &quot;&quot;);  &quot;&quot;); &quot;&quot;) &amp;&quot;)&quot;" office:value-type="string" office:string-value="((StatName=Strength, StatImportance=50),(StatName=Dexterity, StatImportance=75),(StatName=Intelligence, StatImportance=50),(StatName=StoneSkill, StatImportance=80))">
            <text:p>((StatName=Strength, StatImportance=50),(StatName=Dexterity, StatImportance=75),(StatName=Intelligence, StatImportance=50),(StatName=StoneSkill, StatImportance=80))</text:p>
          </table:table-cell>
          <table:table-cell table:style-name="Default" office:value-type="string">
            <text:p>Strength</text:p>
          </table:table-cell>
          <table:table-cell office:value-type="float" office:value="50">
            <text:p>50</text:p>
          </table:table-cell>
          <table:table-cell office:value-type="string">
            <text:p>Dexterity</text:p>
          </table:table-cell>
          <table:table-cell office:value-type="float" office:value="75">
            <text:p>75</text:p>
          </table:table-cell>
          <table:table-cell table:style-name="Default" office:value-type="string">
            <text:p>Intelligence</text:p>
          </table:table-cell>
          <table:table-cell office:value-type="float" office:value="50">
            <text:p>50</text:p>
          </table:table-cell>
          <table:table-cell table:style-name="Default" office:value-type="string">
            <text:p>StoneSkill</text:p>
          </table:table-cell>
          <table:table-cell office:value-type="float" office:value="80">
            <text:p>80</text:p>
          </table:table-cell>
          <table:table-cell table:number-columns-repeated="12"/>
          <table:table-cell table:number-columns-repeated="1002"/>
        </table:table-row>
        <table:table-row table:style-name="ro6">
          <table:table-cell table:style-name="Default" office:value-type="string">
            <text:p>CraftGoldCoins</text:p>
          </table:table-cell>
          <table:table-cell table:style-name="ce6" table:formula="of:=&quot;(&quot; &amp;IF(AND(NOT(ISBLANK([.C11]));NOT(ISBLANK([.D11]))); &quot;(StatName=&quot;&amp;[.C11]&amp;&quot;, StatImportance=&quot;&amp;[.D11]&amp;&quot;)&quot;  &amp;IF(AND(NOT(ISBLANK([.E11]));NOT(ISBLANK([.F11])));  &quot;,(StatName=&quot;&amp;[.E11]&amp;&quot;, StatImportance=&quot;&amp;[.F11]&amp;&quot;)&quot;   &amp;IF(AND(NOT(ISBLANK([.G11]));NOT(ISBLANK([.H11])));   &quot;,(StatName=&quot;&amp;[.G11]&amp;&quot;, StatImportance=&quot;&amp;[.H11]&amp;&quot;)&quot;    &amp;IF(AND(NOT(ISBLANK([.I11]));NOT(ISBLANK([.J11])));    &quot;,(StatName=&quot;&amp;[.I11]&amp;&quot;, StatImportance=&quot;&amp;[.J11]&amp;&quot;)&quot;     &amp;IF(AND(NOT(ISBLANK([.K11]));NOT(ISBLANK([.L11])));     &quot;,(StatName=&quot;&amp;[.K11]&amp;&quot;, StatImportance=&quot;&amp;[.L11]&amp;&quot;)&quot;      &amp;IF(AND(NOT(ISBLANK([.M11]));NOT(ISBLANK([.N11])));      &quot;,(StatName=&quot;&amp;[.M11]&amp;&quot;, StatImportance=&quot;&amp;[.N11]&amp;&quot;)&quot;       &amp;IF(AND(NOT(ISBLANK([.O11]));NOT(ISBLANK([.P11])));       &quot;,(StatName=&quot;&amp;[.O11]&amp;&quot;, StatImportance=&quot;&amp;[.P11]&amp;&quot;)&quot;        &amp;IF(AND(NOT(ISBLANK([.Q11]));NOT(ISBLANK([.R11])));        &quot;,(StatName=&quot;&amp;[.Q11]&amp;&quot;, StatImportance=&quot;&amp;[.R11]&amp;&quot;)&quot;         &amp;IF(AND(NOT(ISBLANK([.S11]));NOT(ISBLANK([.T11])));         &quot;,(StatName=&quot;&amp;[.S11]&amp;&quot;, StatImportance=&quot;&amp;[.T11]&amp;&quot;)&quot;          &amp;IF(AND(NOT(ISBLANK([.U11]));NOT(ISBLANK([.V11])));          &quot;,(StatName=&quot;&amp;[.U11]&amp;&quot;, StatImportance=&quot;&amp;[.V11]&amp;&quot;)&quot;;          &quot;&quot;);         &quot;&quot;);        &quot;&quot;);       &quot;&quot;);      &quot;&quot;);     &quot;&quot;);    &quot;&quot;);   &quot;&quot;);  &quot;&quot;); &quot;&quot;) &amp;&quot;)&quot;" office:value-type="string" office:string-value="((StatName=Dexterity, StatImportance=80),(StatName=Constitution, StatImportance=60),(StatName=Intelligence, StatImportance=100),(StatName=MetalSkill, StatImportance=100))">
            <text:p>((StatName=Dexterity, StatImportance=80),(StatName=Constitution, StatImportance=60),(StatName=Intelligence, StatImportance=100),(StatName=MetalSkill, StatImportance=100))</text:p>
          </table:table-cell>
          <table:table-cell table:style-name="Default" office:value-type="string">
            <text:p>Dexterity</text:p>
          </table:table-cell>
          <table:table-cell office:value-type="float" office:value="80">
            <text:p>80</text:p>
          </table:table-cell>
          <table:table-cell office:value-type="string">
            <text:p>Constitution</text:p>
          </table:table-cell>
          <table:table-cell office:value-type="float" office:value="60">
            <text:p>60</text:p>
          </table:table-cell>
          <table:table-cell table:style-name="Default" office:value-type="string">
            <text:p>Intelligence</text:p>
          </table:table-cell>
          <table:table-cell office:value-type="float" office:value="100">
            <text:p>100</text:p>
          </table:table-cell>
          <table:table-cell table:style-name="Default" office:value-type="string">
            <text:p>MetalSkill</text:p>
          </table:table-cell>
          <table:table-cell office:value-type="float" office:value="100">
            <text:p>100</text:p>
          </table:table-cell>
          <table:table-cell table:number-columns-repeated="12"/>
          <table:table-cell table:number-columns-repeated="1002"/>
        </table:table-row>
        <table:table-row table:style-name="ro6">
          <table:table-cell table:style-name="Default" office:value-type="string">
            <text:p>CraftIron</text:p>
          </table:table-cell>
          <table:table-cell table:style-name="ce6" table:formula="of:=&quot;(&quot; &amp;IF(AND(NOT(ISBLANK([.C12]));NOT(ISBLANK([.D12]))); &quot;(StatName=&quot;&amp;[.C12]&amp;&quot;, StatImportance=&quot;&amp;[.D12]&amp;&quot;)&quot;  &amp;IF(AND(NOT(ISBLANK([.E12]));NOT(ISBLANK([.F12])));  &quot;,(StatName=&quot;&amp;[.E12]&amp;&quot;, StatImportance=&quot;&amp;[.F12]&amp;&quot;)&quot;   &amp;IF(AND(NOT(ISBLANK([.G12]));NOT(ISBLANK([.H12])));   &quot;,(StatName=&quot;&amp;[.G12]&amp;&quot;, StatImportance=&quot;&amp;[.H12]&amp;&quot;)&quot;    &amp;IF(AND(NOT(ISBLANK([.I12]));NOT(ISBLANK([.J12])));    &quot;,(StatName=&quot;&amp;[.I12]&amp;&quot;, StatImportance=&quot;&amp;[.J12]&amp;&quot;)&quot;     &amp;IF(AND(NOT(ISBLANK([.K12]));NOT(ISBLANK([.L12])));     &quot;,(StatName=&quot;&amp;[.K12]&amp;&quot;, StatImportance=&quot;&amp;[.L12]&amp;&quot;)&quot;      &amp;IF(AND(NOT(ISBLANK([.M12]));NOT(ISBLANK([.N12])));      &quot;,(StatName=&quot;&amp;[.M12]&amp;&quot;, StatImportance=&quot;&amp;[.N12]&amp;&quot;)&quot;       &amp;IF(AND(NOT(ISBLANK([.O12]));NOT(ISBLANK([.P12])));       &quot;,(StatName=&quot;&amp;[.O12]&amp;&quot;, StatImportance=&quot;&amp;[.P12]&amp;&quot;)&quot;        &amp;IF(AND(NOT(ISBLANK([.Q12]));NOT(ISBLANK([.R12])));        &quot;,(StatName=&quot;&amp;[.Q12]&amp;&quot;, StatImportance=&quot;&amp;[.R12]&amp;&quot;)&quot;         &amp;IF(AND(NOT(ISBLANK([.S12]));NOT(ISBLANK([.T12])));         &quot;,(StatName=&quot;&amp;[.S12]&amp;&quot;, StatImportance=&quot;&amp;[.T12]&amp;&quot;)&quot;          &amp;IF(AND(NOT(ISBLANK([.U12]));NOT(ISBLANK([.V12])));          &quot;,(StatName=&quot;&amp;[.U12]&amp;&quot;, StatImportance=&quot;&amp;[.V12]&amp;&quot;)&quot;;          &quot;&quot;);         &quot;&quot;);        &quot;&quot;);       &quot;&quot;);      &quot;&quot;);     &quot;&quot;);    &quot;&quot;);   &quot;&quot;);  &quot;&quot;); &quot;&quot;) &amp;&quot;)&quot;" office:value-type="string" office:string-value="((StatName=Dexterity, StatImportance=80),(StatName=Constitution, StatImportance=60),(StatName=Intelligence, StatImportance=80),(StatName=MetalSkill, StatImportance=100))">
            <text:p>((StatName=Dexterity, StatImportance=80),(StatName=Constitution, StatImportance=60),(StatName=Intelligence, StatImportance=80),(StatName=MetalSkill, StatImportance=100))</text:p>
          </table:table-cell>
          <table:table-cell table:style-name="Default" office:value-type="string">
            <text:p>Dexterity</text:p>
          </table:table-cell>
          <table:table-cell office:value-type="float" office:value="80">
            <text:p>80</text:p>
          </table:table-cell>
          <table:table-cell office:value-type="string">
            <text:p>Constitution</text:p>
          </table:table-cell>
          <table:table-cell office:value-type="float" office:value="60">
            <text:p>60</text:p>
          </table:table-cell>
          <table:table-cell table:style-name="Default" office:value-type="string">
            <text:p>Intelligence</text:p>
          </table:table-cell>
          <table:table-cell office:value-type="float" office:value="80">
            <text:p>80</text:p>
          </table:table-cell>
          <table:table-cell table:style-name="Default" office:value-type="string">
            <text:p>MetalSkill</text:p>
          </table:table-cell>
          <table:table-cell office:value-type="float" office:value="100">
            <text:p>100</text:p>
          </table:table-cell>
          <table:table-cell table:number-columns-repeated="12"/>
          <table:table-cell table:number-columns-repeated="1002"/>
        </table:table-row>
        <table:table-row table:style-name="ro3">
          <table:table-cell table:style-name="Default" office:value-type="string">
            <text:p>CraftFlour</text:p>
          </table:table-cell>
          <table:table-cell table:style-name="ce6" table:formula="of:=&quot;(&quot; &amp;IF(AND(NOT(ISBLANK([.C13]));NOT(ISBLANK([.D13]))); &quot;(StatName=&quot;&amp;[.C13]&amp;&quot;, StatImportance=&quot;&amp;[.D13]&amp;&quot;)&quot;  &amp;IF(AND(NOT(ISBLANK([.E13]));NOT(ISBLANK([.F13])));  &quot;,(StatName=&quot;&amp;[.E13]&amp;&quot;, StatImportance=&quot;&amp;[.F13]&amp;&quot;)&quot;   &amp;IF(AND(NOT(ISBLANK([.G13]));NOT(ISBLANK([.H13])));   &quot;,(StatName=&quot;&amp;[.G13]&amp;&quot;, StatImportance=&quot;&amp;[.H13]&amp;&quot;)&quot;    &amp;IF(AND(NOT(ISBLANK([.I13]));NOT(ISBLANK([.J13])));    &quot;,(StatName=&quot;&amp;[.I13]&amp;&quot;, StatImportance=&quot;&amp;[.J13]&amp;&quot;)&quot;     &amp;IF(AND(NOT(ISBLANK([.K13]));NOT(ISBLANK([.L13])));     &quot;,(StatName=&quot;&amp;[.K13]&amp;&quot;, StatImportance=&quot;&amp;[.L13]&amp;&quot;)&quot;      &amp;IF(AND(NOT(ISBLANK([.M13]));NOT(ISBLANK([.N13])));      &quot;,(StatName=&quot;&amp;[.M13]&amp;&quot;, StatImportance=&quot;&amp;[.N13]&amp;&quot;)&quot;       &amp;IF(AND(NOT(ISBLANK([.O13]));NOT(ISBLANK([.P13])));       &quot;,(StatName=&quot;&amp;[.O13]&amp;&quot;, StatImportance=&quot;&amp;[.P13]&amp;&quot;)&quot;        &amp;IF(AND(NOT(ISBLANK([.Q13]));NOT(ISBLANK([.R13])));        &quot;,(StatName=&quot;&amp;[.Q13]&amp;&quot;, StatImportance=&quot;&amp;[.R13]&amp;&quot;)&quot;         &amp;IF(AND(NOT(ISBLANK([.S13]));NOT(ISBLANK([.T13])));         &quot;,(StatName=&quot;&amp;[.S13]&amp;&quot;, StatImportance=&quot;&amp;[.T13]&amp;&quot;)&quot;          &amp;IF(AND(NOT(ISBLANK([.U13]));NOT(ISBLANK([.V13])));          &quot;,(StatName=&quot;&amp;[.U13]&amp;&quot;, StatImportance=&quot;&amp;[.V13]&amp;&quot;)&quot;;          &quot;&quot;);         &quot;&quot;);        &quot;&quot;);       &quot;&quot;);      &quot;&quot;);     &quot;&quot;);    &quot;&quot;);   &quot;&quot;);  &quot;&quot;); &quot;&quot;) &amp;&quot;)&quot;" office:value-type="string" office:string-value="((StatName=Dexterity, StatImportance=60),(StatName=Intelligence, StatImportance=30),(StatName=PlantSkill, StatImportance=50),(StatName=FoodSkill, StatImportance=60))">
            <text:p>((StatName=Dexterity, StatImportance=60),(StatName=Intelligence, StatImportance=30),(StatName=PlantSkill, StatImportance=50),(StatName=FoodSkill, StatImportance=60))</text:p>
          </table:table-cell>
          <table:table-cell table:style-name="Default" office:value-type="string">
            <text:p>Dexterity</text:p>
          </table:table-cell>
          <table:table-cell office:value-type="float" office:value="60">
            <text:p>60</text:p>
          </table:table-cell>
          <table:table-cell table:style-name="Default" office:value-type="string">
            <text:p>Intelligence</text:p>
          </table:table-cell>
          <table:table-cell office:value-type="float" office:value="30">
            <text:p>30</text:p>
          </table:table-cell>
          <table:table-cell office:value-type="string">
            <text:p>PlantSkill</text:p>
          </table:table-cell>
          <table:table-cell office:value-type="float" office:value="50">
            <text:p>50</text:p>
          </table:table-cell>
          <table:table-cell office:value-type="string">
            <text:p>FoodSkill</text:p>
          </table:table-cell>
          <table:table-cell office:value-type="float" office:value="60">
            <text:p>60</text:p>
          </table:table-cell>
          <table:table-cell table:number-columns-repeated="12"/>
          <table:table-cell table:number-columns-repeated="1002"/>
        </table:table-row>
        <table:table-row table:style-name="ro3">
          <table:table-cell table:style-name="Default" office:value-type="string">
            <text:p>CraftBread</text:p>
          </table:table-cell>
          <table:table-cell table:style-name="ce6" table:formula="of:=&quot;(&quot; &amp;IF(AND(NOT(ISBLANK([.C14]));NOT(ISBLANK([.D14]))); &quot;(StatName=&quot;&amp;[.C14]&amp;&quot;, StatImportance=&quot;&amp;[.D14]&amp;&quot;)&quot;  &amp;IF(AND(NOT(ISBLANK([.E14]));NOT(ISBLANK([.F14])));  &quot;,(StatName=&quot;&amp;[.E14]&amp;&quot;, StatImportance=&quot;&amp;[.F14]&amp;&quot;)&quot;   &amp;IF(AND(NOT(ISBLANK([.G14]));NOT(ISBLANK([.H14])));   &quot;,(StatName=&quot;&amp;[.G14]&amp;&quot;, StatImportance=&quot;&amp;[.H14]&amp;&quot;)&quot;    &amp;IF(AND(NOT(ISBLANK([.I14]));NOT(ISBLANK([.J14])));    &quot;,(StatName=&quot;&amp;[.I14]&amp;&quot;, StatImportance=&quot;&amp;[.J14]&amp;&quot;)&quot;     &amp;IF(AND(NOT(ISBLANK([.K14]));NOT(ISBLANK([.L14])));     &quot;,(StatName=&quot;&amp;[.K14]&amp;&quot;, StatImportance=&quot;&amp;[.L14]&amp;&quot;)&quot;      &amp;IF(AND(NOT(ISBLANK([.M14]));NOT(ISBLANK([.N14])));      &quot;,(StatName=&quot;&amp;[.M14]&amp;&quot;, StatImportance=&quot;&amp;[.N14]&amp;&quot;)&quot;       &amp;IF(AND(NOT(ISBLANK([.O14]));NOT(ISBLANK([.P14])));       &quot;,(StatName=&quot;&amp;[.O14]&amp;&quot;, StatImportance=&quot;&amp;[.P14]&amp;&quot;)&quot;        &amp;IF(AND(NOT(ISBLANK([.Q14]));NOT(ISBLANK([.R14])));        &quot;,(StatName=&quot;&amp;[.Q14]&amp;&quot;, StatImportance=&quot;&amp;[.R14]&amp;&quot;)&quot;         &amp;IF(AND(NOT(ISBLANK([.S14]));NOT(ISBLANK([.T14])));         &quot;,(StatName=&quot;&amp;[.S14]&amp;&quot;, StatImportance=&quot;&amp;[.T14]&amp;&quot;)&quot;          &amp;IF(AND(NOT(ISBLANK([.U14]));NOT(ISBLANK([.V14])));          &quot;,(StatName=&quot;&amp;[.U14]&amp;&quot;, StatImportance=&quot;&amp;[.V14]&amp;&quot;)&quot;;          &quot;&quot;);         &quot;&quot;);        &quot;&quot;);       &quot;&quot;);      &quot;&quot;);     &quot;&quot;);    &quot;&quot;);   &quot;&quot;);  &quot;&quot;); &quot;&quot;) &amp;&quot;)&quot;" office:value-type="string" office:string-value="((StatName=Dexterity, StatImportance=80),(StatName=Intelligence, StatImportance=50),(StatName=FoodSkill, StatImportance=100))">
            <text:p>((StatName=Dexterity, StatImportance=80),(StatName=Intelligence, StatImportance=50),(StatName=FoodSkill, StatImportance=100))</text:p>
          </table:table-cell>
          <table:table-cell table:style-name="Default" office:value-type="string">
            <text:p>Dexterity</text:p>
          </table:table-cell>
          <table:table-cell office:value-type="float" office:value="80">
            <text:p>80</text:p>
          </table:table-cell>
          <table:table-cell table:style-name="Default" office:value-type="string">
            <text:p>Intelligence</text:p>
          </table:table-cell>
          <table:table-cell office:value-type="float" office:value="50">
            <text:p>50</text:p>
          </table:table-cell>
          <table:table-cell office:value-type="string">
            <text:p>FoodSkill</text:p>
          </table:table-cell>
          <table:table-cell office:value-type="float" office:value="100">
            <text:p>100</text:p>
          </table:table-cell>
          <table:table-cell table:number-columns-repeated="14"/>
          <table:table-cell table:number-columns-repeated="1002"/>
        </table:table-row>
        <table:table-row table:style-name="ro3">
          <table:table-cell table:style-name="Default" office:value-type="string">
            <text:p>CoalmineHarvest</text:p>
          </table:table-cell>
          <table:table-cell table:style-name="ce6" table:formula="of:=&quot;(&quot; &amp;IF(AND(NOT(ISBLANK([.C15]));NOT(ISBLANK([.D15]))); &quot;(StatName=&quot;&amp;[.C15]&amp;&quot;, StatImportance=&quot;&amp;[.D15]&amp;&quot;)&quot;  &amp;IF(AND(NOT(ISBLANK([.E15]));NOT(ISBLANK([.F15])));  &quot;,(StatName=&quot;&amp;[.E15]&amp;&quot;, StatImportance=&quot;&amp;[.F15]&amp;&quot;)&quot;   &amp;IF(AND(NOT(ISBLANK([.G15]));NOT(ISBLANK([.H15])));   &quot;,(StatName=&quot;&amp;[.G15]&amp;&quot;, StatImportance=&quot;&amp;[.H15]&amp;&quot;)&quot;    &amp;IF(AND(NOT(ISBLANK([.I15]));NOT(ISBLANK([.J15])));    &quot;,(StatName=&quot;&amp;[.I15]&amp;&quot;, StatImportance=&quot;&amp;[.J15]&amp;&quot;)&quot;     &amp;IF(AND(NOT(ISBLANK([.K15]));NOT(ISBLANK([.L15])));     &quot;,(StatName=&quot;&amp;[.K15]&amp;&quot;, StatImportance=&quot;&amp;[.L15]&amp;&quot;)&quot;      &amp;IF(AND(NOT(ISBLANK([.M15]));NOT(ISBLANK([.N15])));      &quot;,(StatName=&quot;&amp;[.M15]&amp;&quot;, StatImportance=&quot;&amp;[.N15]&amp;&quot;)&quot;       &amp;IF(AND(NOT(ISBLANK([.O15]));NOT(ISBLANK([.P15])));       &quot;,(StatName=&quot;&amp;[.O15]&amp;&quot;, StatImportance=&quot;&amp;[.P15]&amp;&quot;)&quot;        &amp;IF(AND(NOT(ISBLANK([.Q15]));NOT(ISBLANK([.R15])));        &quot;,(StatName=&quot;&amp;[.Q15]&amp;&quot;, StatImportance=&quot;&amp;[.R15]&amp;&quot;)&quot;         &amp;IF(AND(NOT(ISBLANK([.S15]));NOT(ISBLANK([.T15])));         &quot;,(StatName=&quot;&amp;[.S15]&amp;&quot;, StatImportance=&quot;&amp;[.T15]&amp;&quot;)&quot;          &amp;IF(AND(NOT(ISBLANK([.U15]));NOT(ISBLANK([.V15])));          &quot;,(StatName=&quot;&amp;[.U15]&amp;&quot;, StatImportance=&quot;&amp;[.V15]&amp;&quot;)&quot;;          &quot;&quot;);         &quot;&quot;);        &quot;&quot;);       &quot;&quot;);      &quot;&quot;);     &quot;&quot;);    &quot;&quot;);   &quot;&quot;);  &quot;&quot;); &quot;&quot;) &amp;&quot;)&quot;" office:value-type="string" office:string-value="((StatName=Strength, StatImportance=100),(StatName=Constitution, StatImportance=80),(StatName=StoneSkill, StatImportance=75))">
            <text:p>((StatName=Strength, StatImportance=100),(StatName=Constitution, StatImportance=80),(StatName=StoneSkill, StatImportance=75))</text:p>
          </table:table-cell>
          <table:table-cell table:style-name="Default" office:value-type="string">
            <text:p>Strength</text:p>
          </table:table-cell>
          <table:table-cell office:value-type="float" office:value="100">
            <text:p>100</text:p>
          </table:table-cell>
          <table:table-cell office:value-type="string">
            <text:p>Constitution</text:p>
          </table:table-cell>
          <table:table-cell office:value-type="float" office:value="80">
            <text:p>80</text:p>
          </table:table-cell>
          <table:table-cell office:value-type="string">
            <text:p>StoneSkill</text:p>
          </table:table-cell>
          <table:table-cell office:value-type="float" office:value="75">
            <text:p>75</text:p>
          </table:table-cell>
          <table:table-cell table:number-columns-repeated="14"/>
          <table:table-cell table:number-columns-repeated="1002"/>
        </table:table-row>
        <table:table-row table:style-name="ro3">
          <table:table-cell table:style-name="Default" office:value-type="string">
            <text:p>CoalminePolish</text:p>
          </table:table-cell>
          <table:table-cell table:style-name="ce6" table:formula="of:=&quot;(&quot; &amp;IF(AND(NOT(ISBLANK([.C16]));NOT(ISBLANK([.D16]))); &quot;(StatName=&quot;&amp;[.C16]&amp;&quot;, StatImportance=&quot;&amp;[.D16]&amp;&quot;)&quot;  &amp;IF(AND(NOT(ISBLANK([.E16]));NOT(ISBLANK([.F16])));  &quot;,(StatName=&quot;&amp;[.E16]&amp;&quot;, StatImportance=&quot;&amp;[.F16]&amp;&quot;)&quot;   &amp;IF(AND(NOT(ISBLANK([.G16]));NOT(ISBLANK([.H16])));   &quot;,(StatName=&quot;&amp;[.G16]&amp;&quot;, StatImportance=&quot;&amp;[.H16]&amp;&quot;)&quot;    &amp;IF(AND(NOT(ISBLANK([.I16]));NOT(ISBLANK([.J16])));    &quot;,(StatName=&quot;&amp;[.I16]&amp;&quot;, StatImportance=&quot;&amp;[.J16]&amp;&quot;)&quot;     &amp;IF(AND(NOT(ISBLANK([.K16]));NOT(ISBLANK([.L16])));     &quot;,(StatName=&quot;&amp;[.K16]&amp;&quot;, StatImportance=&quot;&amp;[.L16]&amp;&quot;)&quot;      &amp;IF(AND(NOT(ISBLANK([.M16]));NOT(ISBLANK([.N16])));      &quot;,(StatName=&quot;&amp;[.M16]&amp;&quot;, StatImportance=&quot;&amp;[.N16]&amp;&quot;)&quot;       &amp;IF(AND(NOT(ISBLANK([.O16]));NOT(ISBLANK([.P16])));       &quot;,(StatName=&quot;&amp;[.O16]&amp;&quot;, StatImportance=&quot;&amp;[.P16]&amp;&quot;)&quot;        &amp;IF(AND(NOT(ISBLANK([.Q16]));NOT(ISBLANK([.R16])));        &quot;,(StatName=&quot;&amp;[.Q16]&amp;&quot;, StatImportance=&quot;&amp;[.R16]&amp;&quot;)&quot;         &amp;IF(AND(NOT(ISBLANK([.S16]));NOT(ISBLANK([.T16])));         &quot;,(StatName=&quot;&amp;[.S16]&amp;&quot;, StatImportance=&quot;&amp;[.T16]&amp;&quot;)&quot;          &amp;IF(AND(NOT(ISBLANK([.U16]));NOT(ISBLANK([.V16])));          &quot;,(StatName=&quot;&amp;[.U16]&amp;&quot;, StatImportance=&quot;&amp;[.V16]&amp;&quot;)&quot;;          &quot;&quot;);         &quot;&quot;);        &quot;&quot;);       &quot;&quot;);      &quot;&quot;);     &quot;&quot;);    &quot;&quot;);   &quot;&quot;);  &quot;&quot;); &quot;&quot;) &amp;&quot;)&quot;" office:value-type="string" office:string-value="((StatName=Dexterity, StatImportance=100),(StatName=Constitution, StatImportance=50),(StatName=StoneSkill, StatImportance=75))">
            <text:p>((StatName=Dexterity, StatImportance=100),(StatName=Constitution, StatImportance=50),(StatName=StoneSkill, StatImportance=75))</text:p>
          </table:table-cell>
          <table:table-cell table:style-name="Default" office:value-type="string">
            <text:p>Dexterity</text:p>
          </table:table-cell>
          <table:table-cell office:value-type="float" office:value="100">
            <text:p>100</text:p>
          </table:table-cell>
          <table:table-cell office:value-type="string">
            <text:p>Constitution</text:p>
          </table:table-cell>
          <table:table-cell office:value-type="float" office:value="50">
            <text:p>50</text:p>
          </table:table-cell>
          <table:table-cell office:value-type="string">
            <text:p>StoneSkill</text:p>
          </table:table-cell>
          <table:table-cell office:value-type="float" office:value="75">
            <text:p>75</text:p>
          </table:table-cell>
          <table:table-cell table:number-columns-repeated="14"/>
          <table:table-cell table:number-columns-repeated="1002"/>
        </table:table-row>
        <table:table-row table:style-name="ro3">
          <table:table-cell table:style-name="Default" office:value-type="string">
            <text:p>GoldmineHarvest</text:p>
          </table:table-cell>
          <table:table-cell table:style-name="ce6" table:formula="of:=&quot;(&quot; &amp;IF(AND(NOT(ISBLANK([.C17]));NOT(ISBLANK([.D17]))); &quot;(StatName=&quot;&amp;[.C17]&amp;&quot;, StatImportance=&quot;&amp;[.D17]&amp;&quot;)&quot;  &amp;IF(AND(NOT(ISBLANK([.E17]));NOT(ISBLANK([.F17])));  &quot;,(StatName=&quot;&amp;[.E17]&amp;&quot;, StatImportance=&quot;&amp;[.F17]&amp;&quot;)&quot;   &amp;IF(AND(NOT(ISBLANK([.G17]));NOT(ISBLANK([.H17])));   &quot;,(StatName=&quot;&amp;[.G17]&amp;&quot;, StatImportance=&quot;&amp;[.H17]&amp;&quot;)&quot;    &amp;IF(AND(NOT(ISBLANK([.I17]));NOT(ISBLANK([.J17])));    &quot;,(StatName=&quot;&amp;[.I17]&amp;&quot;, StatImportance=&quot;&amp;[.J17]&amp;&quot;)&quot;     &amp;IF(AND(NOT(ISBLANK([.K17]));NOT(ISBLANK([.L17])));     &quot;,(StatName=&quot;&amp;[.K17]&amp;&quot;, StatImportance=&quot;&amp;[.L17]&amp;&quot;)&quot;      &amp;IF(AND(NOT(ISBLANK([.M17]));NOT(ISBLANK([.N17])));      &quot;,(StatName=&quot;&amp;[.M17]&amp;&quot;, StatImportance=&quot;&amp;[.N17]&amp;&quot;)&quot;       &amp;IF(AND(NOT(ISBLANK([.O17]));NOT(ISBLANK([.P17])));       &quot;,(StatName=&quot;&amp;[.O17]&amp;&quot;, StatImportance=&quot;&amp;[.P17]&amp;&quot;)&quot;        &amp;IF(AND(NOT(ISBLANK([.Q17]));NOT(ISBLANK([.R17])));        &quot;,(StatName=&quot;&amp;[.Q17]&amp;&quot;, StatImportance=&quot;&amp;[.R17]&amp;&quot;)&quot;         &amp;IF(AND(NOT(ISBLANK([.S17]));NOT(ISBLANK([.T17])));         &quot;,(StatName=&quot;&amp;[.S17]&amp;&quot;, StatImportance=&quot;&amp;[.T17]&amp;&quot;)&quot;          &amp;IF(AND(NOT(ISBLANK([.U17]));NOT(ISBLANK([.V17])));          &quot;,(StatName=&quot;&amp;[.U17]&amp;&quot;, StatImportance=&quot;&amp;[.V17]&amp;&quot;)&quot;;          &quot;&quot;);         &quot;&quot;);        &quot;&quot;);       &quot;&quot;);      &quot;&quot;);     &quot;&quot;);    &quot;&quot;);   &quot;&quot;);  &quot;&quot;); &quot;&quot;) &amp;&quot;)&quot;" office:value-type="string" office:string-value="((StatName=Strength, StatImportance=100),(StatName=Constitution, StatImportance=80),(StatName=Wisdom, StatImportance=75),(StatName=StoneSkill, StatImportance=50),(StatName=MetalSkill, StatImportance=50),(StatName=MetalSkill, StatImportance=50))">
            <text:p>((StatName=Strength, StatImportance=100),(StatName=Constitution, StatImportance=80),(StatName=Wisdom, StatImportance=75),(StatName=StoneSkill, StatImportance=50),(StatName=MetalSkill, StatImportance=50),(StatName=MetalSkill, StatImportance=50))</text:p>
          </table:table-cell>
          <table:table-cell table:style-name="Default" office:value-type="string">
            <text:p>Strength</text:p>
          </table:table-cell>
          <table:table-cell office:value-type="float" office:value="100">
            <text:p>100</text:p>
          </table:table-cell>
          <table:table-cell office:value-type="string">
            <text:p>Constitution</text:p>
          </table:table-cell>
          <table:table-cell office:value-type="float" office:value="80">
            <text:p>80</text:p>
          </table:table-cell>
          <table:table-cell office:value-type="string">
            <text:p>Wisdom</text:p>
          </table:table-cell>
          <table:table-cell office:value-type="float" office:value="75">
            <text:p>75</text:p>
          </table:table-cell>
          <table:table-cell office:value-type="string">
            <text:p>StoneSkill</text:p>
          </table:table-cell>
          <table:table-cell office:value-type="float" office:value="50">
            <text:p>50</text:p>
          </table:table-cell>
          <table:table-cell office:value-type="string">
            <text:p>MetalSkill</text:p>
          </table:table-cell>
          <table:table-cell office:value-type="float" office:value="50">
            <text:p>50</text:p>
          </table:table-cell>
          <table:table-cell office:value-type="string">
            <text:p>MetalSkill</text:p>
          </table:table-cell>
          <table:table-cell office:value-type="float" office:value="50">
            <text:p>50</text:p>
          </table:table-cell>
          <table:table-cell table:number-columns-repeated="8"/>
          <table:table-cell table:number-columns-repeated="1002"/>
        </table:table-row>
        <table:table-row table:style-name="ro3">
          <table:table-cell table:style-name="Default" office:value-type="string">
            <text:p>GoldminePolish</text:p>
          </table:table-cell>
          <table:table-cell table:style-name="ce6" table:formula="of:=&quot;(&quot; &amp;IF(AND(NOT(ISBLANK([.C18]));NOT(ISBLANK([.D18]))); &quot;(StatName=&quot;&amp;[.C18]&amp;&quot;, StatImportance=&quot;&amp;[.D18]&amp;&quot;)&quot;  &amp;IF(AND(NOT(ISBLANK([.E18]));NOT(ISBLANK([.F18])));  &quot;,(StatName=&quot;&amp;[.E18]&amp;&quot;, StatImportance=&quot;&amp;[.F18]&amp;&quot;)&quot;   &amp;IF(AND(NOT(ISBLANK([.G18]));NOT(ISBLANK([.H18])));   &quot;,(StatName=&quot;&amp;[.G18]&amp;&quot;, StatImportance=&quot;&amp;[.H18]&amp;&quot;)&quot;    &amp;IF(AND(NOT(ISBLANK([.I18]));NOT(ISBLANK([.J18])));    &quot;,(StatName=&quot;&amp;[.I18]&amp;&quot;, StatImportance=&quot;&amp;[.J18]&amp;&quot;)&quot;     &amp;IF(AND(NOT(ISBLANK([.K18]));NOT(ISBLANK([.L18])));     &quot;,(StatName=&quot;&amp;[.K18]&amp;&quot;, StatImportance=&quot;&amp;[.L18]&amp;&quot;)&quot;      &amp;IF(AND(NOT(ISBLANK([.M18]));NOT(ISBLANK([.N18])));      &quot;,(StatName=&quot;&amp;[.M18]&amp;&quot;, StatImportance=&quot;&amp;[.N18]&amp;&quot;)&quot;       &amp;IF(AND(NOT(ISBLANK([.O18]));NOT(ISBLANK([.P18])));       &quot;,(StatName=&quot;&amp;[.O18]&amp;&quot;, StatImportance=&quot;&amp;[.P18]&amp;&quot;)&quot;        &amp;IF(AND(NOT(ISBLANK([.Q18]));NOT(ISBLANK([.R18])));        &quot;,(StatName=&quot;&amp;[.Q18]&amp;&quot;, StatImportance=&quot;&amp;[.R18]&amp;&quot;)&quot;         &amp;IF(AND(NOT(ISBLANK([.S18]));NOT(ISBLANK([.T18])));         &quot;,(StatName=&quot;&amp;[.S18]&amp;&quot;, StatImportance=&quot;&amp;[.T18]&amp;&quot;)&quot;          &amp;IF(AND(NOT(ISBLANK([.U18]));NOT(ISBLANK([.V18])));          &quot;,(StatName=&quot;&amp;[.U18]&amp;&quot;, StatImportance=&quot;&amp;[.V18]&amp;&quot;)&quot;;          &quot;&quot;);         &quot;&quot;);        &quot;&quot;);       &quot;&quot;);      &quot;&quot;);     &quot;&quot;);    &quot;&quot;);   &quot;&quot;);  &quot;&quot;); &quot;&quot;) &amp;&quot;)&quot;" office:value-type="string" office:string-value="((StatName=Dexterity, StatImportance=100),(StatName=Constitution, StatImportance=50),(StatName=MetalSkill, StatImportance=65))">
            <text:p>((StatName=Dexterity, StatImportance=100),(StatName=Constitution, StatImportance=50),(StatName=MetalSkill, StatImportance=65))</text:p>
          </table:table-cell>
          <table:table-cell table:style-name="Default" office:value-type="string">
            <text:p>Dexterity</text:p>
          </table:table-cell>
          <table:table-cell office:value-type="float" office:value="100">
            <text:p>100</text:p>
          </table:table-cell>
          <table:table-cell office:value-type="string">
            <text:p>Constitution</text:p>
          </table:table-cell>
          <table:table-cell office:value-type="float" office:value="50">
            <text:p>50</text:p>
          </table:table-cell>
          <table:table-cell office:value-type="string">
            <text:p>MetalSkill</text:p>
          </table:table-cell>
          <table:table-cell office:value-type="float" office:value="65">
            <text:p>65</text:p>
          </table:table-cell>
          <table:table-cell table:number-columns-repeated="14"/>
          <table:table-cell table:number-columns-repeated="1002"/>
        </table:table-row>
        <table:table-row table:style-name="ro3">
          <table:table-cell table:style-name="Default" office:value-type="string">
            <text:p>IronmineHarvest</text:p>
          </table:table-cell>
          <table:table-cell table:style-name="ce6" table:formula="of:=&quot;(&quot; &amp;IF(AND(NOT(ISBLANK([.C19]));NOT(ISBLANK([.D19]))); &quot;(StatName=&quot;&amp;[.C19]&amp;&quot;, StatImportance=&quot;&amp;[.D19]&amp;&quot;)&quot;  &amp;IF(AND(NOT(ISBLANK([.E19]));NOT(ISBLANK([.F19])));  &quot;,(StatName=&quot;&amp;[.E19]&amp;&quot;, StatImportance=&quot;&amp;[.F19]&amp;&quot;)&quot;   &amp;IF(AND(NOT(ISBLANK([.G19]));NOT(ISBLANK([.H19])));   &quot;,(StatName=&quot;&amp;[.G19]&amp;&quot;, StatImportance=&quot;&amp;[.H19]&amp;&quot;)&quot;    &amp;IF(AND(NOT(ISBLANK([.I19]));NOT(ISBLANK([.J19])));    &quot;,(StatName=&quot;&amp;[.I19]&amp;&quot;, StatImportance=&quot;&amp;[.J19]&amp;&quot;)&quot;     &amp;IF(AND(NOT(ISBLANK([.K19]));NOT(ISBLANK([.L19])));     &quot;,(StatName=&quot;&amp;[.K19]&amp;&quot;, StatImportance=&quot;&amp;[.L19]&amp;&quot;)&quot;      &amp;IF(AND(NOT(ISBLANK([.M19]));NOT(ISBLANK([.N19])));      &quot;,(StatName=&quot;&amp;[.M19]&amp;&quot;, StatImportance=&quot;&amp;[.N19]&amp;&quot;)&quot;       &amp;IF(AND(NOT(ISBLANK([.O19]));NOT(ISBLANK([.P19])));       &quot;,(StatName=&quot;&amp;[.O19]&amp;&quot;, StatImportance=&quot;&amp;[.P19]&amp;&quot;)&quot;        &amp;IF(AND(NOT(ISBLANK([.Q19]));NOT(ISBLANK([.R19])));        &quot;,(StatName=&quot;&amp;[.Q19]&amp;&quot;, StatImportance=&quot;&amp;[.R19]&amp;&quot;)&quot;         &amp;IF(AND(NOT(ISBLANK([.S19]));NOT(ISBLANK([.T19])));         &quot;,(StatName=&quot;&amp;[.S19]&amp;&quot;, StatImportance=&quot;&amp;[.T19]&amp;&quot;)&quot;          &amp;IF(AND(NOT(ISBLANK([.U19]));NOT(ISBLANK([.V19])));          &quot;,(StatName=&quot;&amp;[.U19]&amp;&quot;, StatImportance=&quot;&amp;[.V19]&amp;&quot;)&quot;;          &quot;&quot;);         &quot;&quot;);        &quot;&quot;);       &quot;&quot;);      &quot;&quot;);     &quot;&quot;);    &quot;&quot;);   &quot;&quot;);  &quot;&quot;); &quot;&quot;) &amp;&quot;)&quot;" office:value-type="string" office:string-value="((StatName=Strength, StatImportance=100),(StatName=Constitution, StatImportance=80),(StatName=Wisdom, StatImportance=50),(StatName=StoneSkill, StatImportance=50),(StatName=MetalSkill, StatImportance=50),(StatName=MetalSkill, StatImportance=50))">
            <text:p>((StatName=Strength, StatImportance=100),(StatName=Constitution, StatImportance=80),(StatName=Wisdom, StatImportance=50),(StatName=StoneSkill, StatImportance=50),(StatName=MetalSkill, StatImportance=50),(StatName=MetalSkill, StatImportance=50))</text:p>
          </table:table-cell>
          <table:table-cell table:style-name="Default" office:value-type="string">
            <text:p>Strength</text:p>
          </table:table-cell>
          <table:table-cell office:value-type="float" office:value="100">
            <text:p>100</text:p>
          </table:table-cell>
          <table:table-cell office:value-type="string">
            <text:p>Constitution</text:p>
          </table:table-cell>
          <table:table-cell office:value-type="float" office:value="80">
            <text:p>80</text:p>
          </table:table-cell>
          <table:table-cell office:value-type="string">
            <text:p>Wisdom</text:p>
          </table:table-cell>
          <table:table-cell office:value-type="float" office:value="50">
            <text:p>50</text:p>
          </table:table-cell>
          <table:table-cell office:value-type="string">
            <text:p>StoneSkill</text:p>
          </table:table-cell>
          <table:table-cell office:value-type="float" office:value="50">
            <text:p>50</text:p>
          </table:table-cell>
          <table:table-cell office:value-type="string">
            <text:p>MetalSkill</text:p>
          </table:table-cell>
          <table:table-cell office:value-type="float" office:value="50">
            <text:p>50</text:p>
          </table:table-cell>
          <table:table-cell office:value-type="string">
            <text:p>MetalSkill</text:p>
          </table:table-cell>
          <table:table-cell office:value-type="float" office:value="50">
            <text:p>50</text:p>
          </table:table-cell>
          <table:table-cell table:number-columns-repeated="8"/>
          <table:table-cell table:number-columns-repeated="1002"/>
        </table:table-row>
        <table:table-row table:style-name="ro3">
          <table:table-cell table:style-name="Default" office:value-type="string">
            <text:p>IronminePolish</text:p>
          </table:table-cell>
          <table:table-cell table:style-name="ce6" table:formula="of:=&quot;(&quot; &amp;IF(AND(NOT(ISBLANK([.C20]));NOT(ISBLANK([.D20]))); &quot;(StatName=&quot;&amp;[.C20]&amp;&quot;, StatImportance=&quot;&amp;[.D20]&amp;&quot;)&quot;  &amp;IF(AND(NOT(ISBLANK([.E20]));NOT(ISBLANK([.F20])));  &quot;,(StatName=&quot;&amp;[.E20]&amp;&quot;, StatImportance=&quot;&amp;[.F20]&amp;&quot;)&quot;   &amp;IF(AND(NOT(ISBLANK([.G20]));NOT(ISBLANK([.H20])));   &quot;,(StatName=&quot;&amp;[.G20]&amp;&quot;, StatImportance=&quot;&amp;[.H20]&amp;&quot;)&quot;    &amp;IF(AND(NOT(ISBLANK([.I20]));NOT(ISBLANK([.J20])));    &quot;,(StatName=&quot;&amp;[.I20]&amp;&quot;, StatImportance=&quot;&amp;[.J20]&amp;&quot;)&quot;     &amp;IF(AND(NOT(ISBLANK([.K20]));NOT(ISBLANK([.L20])));     &quot;,(StatName=&quot;&amp;[.K20]&amp;&quot;, StatImportance=&quot;&amp;[.L20]&amp;&quot;)&quot;      &amp;IF(AND(NOT(ISBLANK([.M20]));NOT(ISBLANK([.N20])));      &quot;,(StatName=&quot;&amp;[.M20]&amp;&quot;, StatImportance=&quot;&amp;[.N20]&amp;&quot;)&quot;       &amp;IF(AND(NOT(ISBLANK([.O20]));NOT(ISBLANK([.P20])));       &quot;,(StatName=&quot;&amp;[.O20]&amp;&quot;, StatImportance=&quot;&amp;[.P20]&amp;&quot;)&quot;        &amp;IF(AND(NOT(ISBLANK([.Q20]));NOT(ISBLANK([.R20])));        &quot;,(StatName=&quot;&amp;[.Q20]&amp;&quot;, StatImportance=&quot;&amp;[.R20]&amp;&quot;)&quot;         &amp;IF(AND(NOT(ISBLANK([.S20]));NOT(ISBLANK([.T20])));         &quot;,(StatName=&quot;&amp;[.S20]&amp;&quot;, StatImportance=&quot;&amp;[.T20]&amp;&quot;)&quot;          &amp;IF(AND(NOT(ISBLANK([.U20]));NOT(ISBLANK([.V20])));          &quot;,(StatName=&quot;&amp;[.U20]&amp;&quot;, StatImportance=&quot;&amp;[.V20]&amp;&quot;)&quot;;          &quot;&quot;);         &quot;&quot;);        &quot;&quot;);       &quot;&quot;);      &quot;&quot;);     &quot;&quot;);    &quot;&quot;);   &quot;&quot;);  &quot;&quot;); &quot;&quot;) &amp;&quot;)&quot;" office:value-type="string" office:string-value="((StatName=Dexterity, StatImportance=100),(StatName=Constitution, StatImportance=50),(StatName=MetalSkill, StatImportance=65))">
            <text:p>((StatName=Dexterity, StatImportance=100),(StatName=Constitution, StatImportance=50),(StatName=MetalSkill, StatImportance=65))</text:p>
          </table:table-cell>
          <table:table-cell table:style-name="Default" office:value-type="string">
            <text:p>Dexterity</text:p>
          </table:table-cell>
          <table:table-cell office:value-type="float" office:value="100">
            <text:p>100</text:p>
          </table:table-cell>
          <table:table-cell office:value-type="string">
            <text:p>Constitution</text:p>
          </table:table-cell>
          <table:table-cell office:value-type="float" office:value="50">
            <text:p>50</text:p>
          </table:table-cell>
          <table:table-cell office:value-type="string">
            <text:p>MetalSkill</text:p>
          </table:table-cell>
          <table:table-cell office:value-type="float" office:value="65">
            <text:p>65</text:p>
          </table:table-cell>
          <table:table-cell table:number-columns-repeated="14"/>
          <table:table-cell table:number-columns-repeated="1002"/>
        </table:table-row>
        <table:table-row table:style-name="ro3">
          <table:table-cell table:style-name="Default" office:value-type="string">
            <text:p>CraftHandAxe</text:p>
          </table:table-cell>
          <table:table-cell table:style-name="ce6" table:formula="of:=&quot;(&quot; &amp;IF(AND(NOT(ISBLANK([.C21]));NOT(ISBLANK([.D21]))); &quot;(StatName=&quot;&amp;[.C21]&amp;&quot;, StatImportance=&quot;&amp;[.D21]&amp;&quot;)&quot;  &amp;IF(AND(NOT(ISBLANK([.E21]));NOT(ISBLANK([.F21])));  &quot;,(StatName=&quot;&amp;[.E21]&amp;&quot;, StatImportance=&quot;&amp;[.F21]&amp;&quot;)&quot;   &amp;IF(AND(NOT(ISBLANK([.G21]));NOT(ISBLANK([.H21])));   &quot;,(StatName=&quot;&amp;[.G21]&amp;&quot;, StatImportance=&quot;&amp;[.H21]&amp;&quot;)&quot;    &amp;IF(AND(NOT(ISBLANK([.I21]));NOT(ISBLANK([.J21])));    &quot;,(StatName=&quot;&amp;[.I21]&amp;&quot;, StatImportance=&quot;&amp;[.J21]&amp;&quot;)&quot;     &amp;IF(AND(NOT(ISBLANK([.K21]));NOT(ISBLANK([.L21])));     &quot;,(StatName=&quot;&amp;[.K21]&amp;&quot;, StatImportance=&quot;&amp;[.L21]&amp;&quot;)&quot;      &amp;IF(AND(NOT(ISBLANK([.M21]));NOT(ISBLANK([.N21])));      &quot;,(StatName=&quot;&amp;[.M21]&amp;&quot;, StatImportance=&quot;&amp;[.N21]&amp;&quot;)&quot;       &amp;IF(AND(NOT(ISBLANK([.O21]));NOT(ISBLANK([.P21])));       &quot;,(StatName=&quot;&amp;[.O21]&amp;&quot;, StatImportance=&quot;&amp;[.P21]&amp;&quot;)&quot;        &amp;IF(AND(NOT(ISBLANK([.Q21]));NOT(ISBLANK([.R21])));        &quot;,(StatName=&quot;&amp;[.Q21]&amp;&quot;, StatImportance=&quot;&amp;[.R21]&amp;&quot;)&quot;         &amp;IF(AND(NOT(ISBLANK([.S21]));NOT(ISBLANK([.T21])));         &quot;,(StatName=&quot;&amp;[.S21]&amp;&quot;, StatImportance=&quot;&amp;[.T21]&amp;&quot;)&quot;          &amp;IF(AND(NOT(ISBLANK([.U21]));NOT(ISBLANK([.V21])));          &quot;,(StatName=&quot;&amp;[.U21]&amp;&quot;, StatImportance=&quot;&amp;[.V21]&amp;&quot;)&quot;;          &quot;&quot;);         &quot;&quot;);        &quot;&quot;);       &quot;&quot;);      &quot;&quot;);     &quot;&quot;);    &quot;&quot;);   &quot;&quot;);  &quot;&quot;); &quot;&quot;) &amp;&quot;)&quot;" office:value-type="string" office:string-value="((StatName=Dexterity, StatImportance=85),(StatName=Intelligence, StatImportance=50))">
            <text:p>((StatName=Dexterity, StatImportance=85),(StatName=Intelligence, StatImportance=50))</text:p>
          </table:table-cell>
          <table:table-cell table:style-name="Default" office:value-type="string">
            <text:p>Dexterity</text:p>
          </table:table-cell>
          <table:table-cell office:value-type="float" office:value="85">
            <text:p>85</text:p>
          </table:table-cell>
          <table:table-cell table:style-name="Default" office:value-type="string">
            <text:p>Intelligence</text:p>
          </table:table-cell>
          <table:table-cell office:value-type="float" office:value="50">
            <text:p>50</text:p>
          </table:table-cell>
          <table:table-cell table:number-columns-repeated="16"/>
          <table:table-cell table:number-columns-repeated="1002"/>
        </table:table-row>
        <table:table-row table:style-name="ro3">
          <table:table-cell table:style-name="Default" office:value-type="string">
            <text:p>BuilderHit</text:p>
          </table:table-cell>
          <table:table-cell table:style-name="ce6" table:formula="of:=&quot;(&quot; &amp;IF(AND(NOT(ISBLANK([.C22]));NOT(ISBLANK([.D22]))); &quot;(StatName=&quot;&amp;[.C22]&amp;&quot;, StatImportance=&quot;&amp;[.D22]&amp;&quot;)&quot;  &amp;IF(AND(NOT(ISBLANK([.E22]));NOT(ISBLANK([.F22])));  &quot;,(StatName=&quot;&amp;[.E22]&amp;&quot;, StatImportance=&quot;&amp;[.F22]&amp;&quot;)&quot;   &amp;IF(AND(NOT(ISBLANK([.G22]));NOT(ISBLANK([.H22])));   &quot;,(StatName=&quot;&amp;[.G22]&amp;&quot;, StatImportance=&quot;&amp;[.H22]&amp;&quot;)&quot;    &amp;IF(AND(NOT(ISBLANK([.I22]));NOT(ISBLANK([.J22])));    &quot;,(StatName=&quot;&amp;[.I22]&amp;&quot;, StatImportance=&quot;&amp;[.J22]&amp;&quot;)&quot;     &amp;IF(AND(NOT(ISBLANK([.K22]));NOT(ISBLANK([.L22])));     &quot;,(StatName=&quot;&amp;[.K22]&amp;&quot;, StatImportance=&quot;&amp;[.L22]&amp;&quot;)&quot;      &amp;IF(AND(NOT(ISBLANK([.M22]));NOT(ISBLANK([.N22])));      &quot;,(StatName=&quot;&amp;[.M22]&amp;&quot;, StatImportance=&quot;&amp;[.N22]&amp;&quot;)&quot;       &amp;IF(AND(NOT(ISBLANK([.O22]));NOT(ISBLANK([.P22])));       &quot;,(StatName=&quot;&amp;[.O22]&amp;&quot;, StatImportance=&quot;&amp;[.P22]&amp;&quot;)&quot;        &amp;IF(AND(NOT(ISBLANK([.Q22]));NOT(ISBLANK([.R22])));        &quot;,(StatName=&quot;&amp;[.Q22]&amp;&quot;, StatImportance=&quot;&amp;[.R22]&amp;&quot;)&quot;         &amp;IF(AND(NOT(ISBLANK([.S22]));NOT(ISBLANK([.T22])));         &quot;,(StatName=&quot;&amp;[.S22]&amp;&quot;, StatImportance=&quot;&amp;[.T22]&amp;&quot;)&quot;          &amp;IF(AND(NOT(ISBLANK([.U22]));NOT(ISBLANK([.V22])));          &quot;,(StatName=&quot;&amp;[.U22]&amp;&quot;, StatImportance=&quot;&amp;[.V22]&amp;&quot;)&quot;;          &quot;&quot;);         &quot;&quot;);        &quot;&quot;);       &quot;&quot;);      &quot;&quot;);     &quot;&quot;);    &quot;&quot;);   &quot;&quot;);  &quot;&quot;); &quot;&quot;) &amp;&quot;)&quot;" office:value-type="string" office:string-value="((StatName=Dexterity, StatImportance=50),(StatName=Intelligence, StatImportance=50),(StatName=StoneSkill, StatImportance=50))">
            <text:p>((StatName=Dexterity, StatImportance=50),(StatName=Intelligence, StatImportance=50),(StatName=StoneSkill, StatImportance=50))</text:p>
          </table:table-cell>
          <table:table-cell table:style-name="Default" office:value-type="string">
            <text:p>Dexterity</text:p>
          </table:table-cell>
          <table:table-cell office:value-type="float" office:value="50">
            <text:p>50</text:p>
          </table:table-cell>
          <table:table-cell table:style-name="Default" office:value-type="string">
            <text:p>Intelligence</text:p>
          </table:table-cell>
          <table:table-cell office:value-type="float" office:value="50">
            <text:p>50</text:p>
          </table:table-cell>
          <table:table-cell office:value-type="string">
            <text:p>StoneSkill</text:p>
          </table:table-cell>
          <table:table-cell office:value-type="float" office:value="50">
            <text:p>50</text:p>
          </table:table-cell>
          <table:table-cell table:number-columns-repeated="14"/>
          <table:table-cell table:number-columns-repeated="1002"/>
        </table:table-row>
        <table:table-row table:style-name="ro3" table:number-rows-repeated="2">
          <table:table-cell table:style-name="Default"/>
          <table:table-cell table:number-columns-repeated="1023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0066ff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9">29.11.2018</text:date>, <text:time>11:49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7H27M6S</meta:editing-duration>
    <meta:editing-cycles>102</meta:editing-cycles>
    <meta:generator>OpenOffice/4.1.3$Win32 OpenOffice.org_project/413m1$Build-9783</meta:generator>
    <dc:date>2018-11-29T11:49:39.29</dc:date>
    <dc:creator>Felix </dc:creator>
    <meta:document-statistic meta:table-count="3" meta:cell-count="869" meta:object-count="0"/>
    <meta:user-defined meta:name="Info 1"/>
    <meta:user-defined meta:name="Info 2"/>
    <meta:user-defined meta:name="Info 3"/>
    <meta:user-defined meta:name="Info 4"/>
  </office:meta>
</office:document-meta>
</file>